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4453in" svg:height="7.972in" svg:x="3.0575in" svg:y="0.5724in">
            <draw:object draw:notify-on-update-of-ranges="Sheet1.C4:Sheet1.C96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ceived Time</text:p>
          </table:table-cell>
          <table:table-cell office:value-type="string" calcext:value-type="string">
            <text:p><text:s/>Local Time</text:p>
          </table:table-cell>
          <table:table-cell/>
        </table:table-row>
        <table:table-row table:style-name="ro1">
          <table:table-cell office:value-type="float" office:value="1465127124001" calcext:value-type="float">
            <text:p>1465127124001</text:p>
          </table:table-cell>
          <table:table-cell office:value-type="float" office:value="1465127125478" calcext:value-type="float">
            <text:p>14651271254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5585" calcext:value-type="float">
            <text:p>1465127125585</text:p>
          </table:table-cell>
          <table:table-cell table:formula="of:=[.B3]-[.B2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5693" calcext:value-type="float">
            <text:p>1465127125693</text:p>
          </table:table-cell>
          <table:table-cell table:formula="of:=[.B4]-[.B3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5789" calcext:value-type="float">
            <text:p>1465127125789</text:p>
          </table:table-cell>
          <table:table-cell table:formula="of:=[.B5]-[.B4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5890" calcext:value-type="float">
            <text:p>1465127125890</text:p>
          </table:table-cell>
          <table:table-cell table:formula="of:=[.B6]-[.B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5990" calcext:value-type="float">
            <text:p>1465127125990</text:p>
          </table:table-cell>
          <table:table-cell table:formula="of:=[.B7]-[.B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6093" calcext:value-type="float">
            <text:p>1465127126093</text:p>
          </table:table-cell>
          <table:table-cell table:formula="of:=[.B8]-[.B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6170" calcext:value-type="float">
            <text:p>1465127126170</text:p>
          </table:table-cell>
          <table:table-cell table:formula="of:=[.B9]-[.B8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65127124766" calcext:value-type="float">
            <text:p>1465127124766</text:p>
          </table:table-cell>
          <table:table-cell office:value-type="float" office:value="1465127126266" calcext:value-type="float">
            <text:p>1465127126266</text:p>
          </table:table-cell>
          <table:table-cell table:formula="of:=[.B10]-[.B9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6340" calcext:value-type="float">
            <text:p>1465127126340</text:p>
          </table:table-cell>
          <table:table-cell table:formula="of:=[.B11]-[.B10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6417" calcext:value-type="float">
            <text:p>1465127126417</text:p>
          </table:table-cell>
          <table:table-cell table:formula="of:=[.B12]-[.B11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65127125021" calcext:value-type="float">
            <text:p>1465127125021</text:p>
          </table:table-cell>
          <table:table-cell office:value-type="float" office:value="1465127126510" calcext:value-type="float">
            <text:p>1465127126510</text:p>
          </table:table-cell>
          <table:table-cell table:formula="of:=[.B13]-[.B12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6604" calcext:value-type="float">
            <text:p>1465127126604</text:p>
          </table:table-cell>
          <table:table-cell table:formula="of:=[.B14]-[.B13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6693" calcext:value-type="float">
            <text:p>1465127126693</text:p>
          </table:table-cell>
          <table:table-cell table:formula="of:=[.B15]-[.B14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65127125276" calcext:value-type="float">
            <text:p>1465127125276</text:p>
          </table:table-cell>
          <table:table-cell office:value-type="float" office:value="1465127126781" calcext:value-type="float">
            <text:p>1465127126781</text:p>
          </table:table-cell>
          <table:table-cell table:formula="of:=[.B16]-[.B15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6862" calcext:value-type="float">
            <text:p>1465127126862</text:p>
          </table:table-cell>
          <table:table-cell table:formula="of:=[.B17]-[.B16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6931" calcext:value-type="float">
            <text:p>1465127126931</text:p>
          </table:table-cell>
          <table:table-cell table:formula="of:=[.B18]-[.B17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65127125531" calcext:value-type="float">
            <text:p>1465127125531</text:p>
          </table:table-cell>
          <table:table-cell office:value-type="float" office:value="1465127127034" calcext:value-type="float">
            <text:p>1465127127034</text:p>
          </table:table-cell>
          <table:table-cell table:formula="of:=[.B19]-[.B1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7133" calcext:value-type="float">
            <text:p>1465127127133</text:p>
          </table:table-cell>
          <table:table-cell table:formula="of:=[.B20]-[.B19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7231" calcext:value-type="float">
            <text:p>1465127127231</text:p>
          </table:table-cell>
          <table:table-cell table:formula="of:=[.B21]-[.B20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7306" calcext:value-type="float">
            <text:p>1465127127306</text:p>
          </table:table-cell>
          <table:table-cell table:formula="of:=[.B22]-[.B21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7381" calcext:value-type="float">
            <text:p>1465127127381</text:p>
          </table:table-cell>
          <table:table-cell table:formula="of:=[.B23]-[.B22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65127125990" calcext:value-type="float">
            <text:p>1465127125990</text:p>
          </table:table-cell>
          <table:table-cell office:value-type="float" office:value="1465127127479" calcext:value-type="float">
            <text:p>1465127127479</text:p>
          </table:table-cell>
          <table:table-cell table:formula="of:=[.B24]-[.B23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7586" calcext:value-type="float">
            <text:p>1465127127586</text:p>
          </table:table-cell>
          <table:table-cell table:formula="of:=[.B25]-[.B24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7678" calcext:value-type="float">
            <text:p>1465127127678</text:p>
          </table:table-cell>
          <table:table-cell table:formula="of:=[.B26]-[.B25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7779" calcext:value-type="float">
            <text:p>1465127127779</text:p>
          </table:table-cell>
          <table:table-cell table:formula="of:=[.B27]-[.B2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7881" calcext:value-type="float">
            <text:p>1465127127881</text:p>
          </table:table-cell>
          <table:table-cell table:formula="of:=[.B28]-[.B2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7972" calcext:value-type="float">
            <text:p>1465127127972</text:p>
          </table:table-cell>
          <table:table-cell table:formula="of:=[.B29]-[.B28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8044" calcext:value-type="float">
            <text:p>1465127128044</text:p>
          </table:table-cell>
          <table:table-cell table:formula="of:=[.B30]-[.B29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65127126653" calcext:value-type="float">
            <text:p>1465127126653</text:p>
          </table:table-cell>
          <table:table-cell office:value-type="float" office:value="1465127128117" calcext:value-type="float">
            <text:p>1465127128117</text:p>
          </table:table-cell>
          <table:table-cell table:formula="of:=[.B31]-[.B30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65127126704" calcext:value-type="float">
            <text:p>1465127126704</text:p>
          </table:table-cell>
          <table:table-cell office:value-type="float" office:value="1465127128205" calcext:value-type="float">
            <text:p>1465127128205</text:p>
          </table:table-cell>
          <table:table-cell table:formula="of:=[.B32]-[.B31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8298" calcext:value-type="float">
            <text:p>1465127128298</text:p>
          </table:table-cell>
          <table:table-cell table:formula="of:=[.B33]-[.B32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8373" calcext:value-type="float">
            <text:p>1465127128373</text:p>
          </table:table-cell>
          <table:table-cell table:formula="of:=[.B34]-[.B33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65127126959" calcext:value-type="float">
            <text:p>1465127126959</text:p>
          </table:table-cell>
          <table:table-cell office:value-type="float" office:value="1465127128445" calcext:value-type="float">
            <text:p>1465127128445</text:p>
          </table:table-cell>
          <table:table-cell table:formula="of:=[.B35]-[.B34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8517" calcext:value-type="float">
            <text:p>1465127128517</text:p>
          </table:table-cell>
          <table:table-cell table:formula="of:=[.B36]-[.B35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65127127112" calcext:value-type="float">
            <text:p>1465127127112</text:p>
          </table:table-cell>
          <table:table-cell office:value-type="float" office:value="1465127128590" calcext:value-type="float">
            <text:p>1465127128590</text:p>
          </table:table-cell>
          <table:table-cell table:formula="of:=[.B37]-[.B36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8661" calcext:value-type="float">
            <text:p>1465127128661</text:p>
          </table:table-cell>
          <table:table-cell table:formula="of:=[.B38]-[.B37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65127127265" calcext:value-type="float">
            <text:p>1465127127265</text:p>
          </table:table-cell>
          <table:table-cell office:value-type="float" office:value="1465127128759" calcext:value-type="float">
            <text:p>1465127128759</text:p>
          </table:table-cell>
          <table:table-cell table:formula="of:=[.B39]-[.B38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8854" calcext:value-type="float">
            <text:p>1465127128854</text:p>
          </table:table-cell>
          <table:table-cell table:formula="of:=[.B40]-[.B39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8957" calcext:value-type="float">
            <text:p>1465127128957</text:p>
          </table:table-cell>
          <table:table-cell table:formula="of:=[.B41]-[.B4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9058" calcext:value-type="float">
            <text:p>1465127129058</text:p>
          </table:table-cell>
          <table:table-cell table:formula="of:=[.B42]-[.B4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9151" calcext:value-type="float">
            <text:p>1465127129151</text:p>
          </table:table-cell>
          <table:table-cell table:formula="of:=[.B43]-[.B42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9244" calcext:value-type="float">
            <text:p>1465127129244</text:p>
          </table:table-cell>
          <table:table-cell table:formula="of:=[.B44]-[.B43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9341" calcext:value-type="float">
            <text:p>1465127129341</text:p>
          </table:table-cell>
          <table:table-cell table:formula="of:=[.B45]-[.B44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65127127928" calcext:value-type="float">
            <text:p>1465127127928</text:p>
          </table:table-cell>
          <table:table-cell office:value-type="float" office:value="1465127129434" calcext:value-type="float">
            <text:p>1465127129434</text:p>
          </table:table-cell>
          <table:table-cell table:formula="of:=[.B46]-[.B45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9532" calcext:value-type="float">
            <text:p>1465127129532</text:p>
          </table:table-cell>
          <table:table-cell table:formula="of:=[.B47]-[.B46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9604" calcext:value-type="float">
            <text:p>1465127129604</text:p>
          </table:table-cell>
          <table:table-cell table:formula="of:=[.B48]-[.B47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9675" calcext:value-type="float">
            <text:p>1465127129675</text:p>
          </table:table-cell>
          <table:table-cell table:formula="of:=[.B49]-[.B48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65127128285" calcext:value-type="float">
            <text:p>1465127128285</text:p>
          </table:table-cell>
          <table:table-cell office:value-type="float" office:value="1465127129770" calcext:value-type="float">
            <text:p>1465127129770</text:p>
          </table:table-cell>
          <table:table-cell table:formula="of:=[.B50]-[.B49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9877" calcext:value-type="float">
            <text:p>1465127129877</text:p>
          </table:table-cell>
          <table:table-cell table:formula="of:=[.B51]-[.B50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29948" calcext:value-type="float">
            <text:p>1465127129948</text:p>
          </table:table-cell>
          <table:table-cell table:formula="of:=[.B52]-[.B51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65127128540" calcext:value-type="float">
            <text:p>1465127128540</text:p>
          </table:table-cell>
          <table:table-cell office:value-type="float" office:value="1465127130052" calcext:value-type="float">
            <text:p>1465127130052</text:p>
          </table:table-cell>
          <table:table-cell table:formula="of:=[.B53]-[.B52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0159" calcext:value-type="float">
            <text:p>1465127130159</text:p>
          </table:table-cell>
          <table:table-cell table:formula="of:=[.B54]-[.B53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0256" calcext:value-type="float">
            <text:p>1465127130256</text:p>
          </table:table-cell>
          <table:table-cell table:formula="of:=[.B55]-[.B54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0356" calcext:value-type="float">
            <text:p>1465127130356</text:p>
          </table:table-cell>
          <table:table-cell table:formula="of:=[.B56]-[.B5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0459" calcext:value-type="float">
            <text:p>1465127130459</text:p>
          </table:table-cell>
          <table:table-cell table:formula="of:=[.B57]-[.B5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0559" calcext:value-type="float">
            <text:p>1465127130559</text:p>
          </table:table-cell>
          <table:table-cell table:formula="of:=[.B58]-[.B5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0632" calcext:value-type="float">
            <text:p>1465127130632</text:p>
          </table:table-cell>
          <table:table-cell table:formula="of:=[.B59]-[.B58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0717" calcext:value-type="float">
            <text:p>1465127130717</text:p>
          </table:table-cell>
          <table:table-cell table:formula="of:=[.B60]-[.B59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65127129305" calcext:value-type="float">
            <text:p>1465127129305</text:p>
          </table:table-cell>
          <table:table-cell office:value-type="float" office:value="1465127130812" calcext:value-type="float">
            <text:p>1465127130812</text:p>
          </table:table-cell>
          <table:table-cell table:formula="of:=[.B61]-[.B60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0884" calcext:value-type="float">
            <text:p>1465127130884</text:p>
          </table:table-cell>
          <table:table-cell table:formula="of:=[.B62]-[.B61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0984" calcext:value-type="float">
            <text:p>1465127130984</text:p>
          </table:table-cell>
          <table:table-cell table:formula="of:=[.B63]-[.B6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1094" calcext:value-type="float">
            <text:p>1465127131094</text:p>
          </table:table-cell>
          <table:table-cell table:formula="of:=[.B64]-[.B63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1191" calcext:value-type="float">
            <text:p>1465127131191</text:p>
          </table:table-cell>
          <table:table-cell table:formula="of:=[.B65]-[.B64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1269" calcext:value-type="float">
            <text:p>1465127131269</text:p>
          </table:table-cell>
          <table:table-cell table:formula="of:=[.B66]-[.B65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65127129866" calcext:value-type="float">
            <text:p>1465127129866</text:p>
          </table:table-cell>
          <table:table-cell office:value-type="float" office:value="1465127131374" calcext:value-type="float">
            <text:p>1465127131374</text:p>
          </table:table-cell>
          <table:table-cell table:formula="of:=[.B67]-[.B66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1467" calcext:value-type="float">
            <text:p>1465127131467</text:p>
          </table:table-cell>
          <table:table-cell table:formula="of:=[.B68]-[.B67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1569" calcext:value-type="float">
            <text:p>1465127131569</text:p>
          </table:table-cell>
          <table:table-cell table:formula="of:=[.B69]-[.B6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1641" calcext:value-type="float">
            <text:p>1465127131641</text:p>
          </table:table-cell>
          <table:table-cell table:formula="of:=[.B70]-[.B69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1731" calcext:value-type="float">
            <text:p>1465127131731</text:p>
          </table:table-cell>
          <table:table-cell table:formula="of:=[.B71]-[.B70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65127130325" calcext:value-type="float">
            <text:p>1465127130325</text:p>
          </table:table-cell>
          <table:table-cell office:value-type="float" office:value="1465127131836" calcext:value-type="float">
            <text:p>1465127131836</text:p>
          </table:table-cell>
          <table:table-cell table:formula="of:=[.B72]-[.B71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1907" calcext:value-type="float">
            <text:p>1465127131907</text:p>
          </table:table-cell>
          <table:table-cell table:formula="of:=[.B73]-[.B72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1998" calcext:value-type="float">
            <text:p>1465127131998</text:p>
          </table:table-cell>
          <table:table-cell table:formula="of:=[.B74]-[.B73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2094" calcext:value-type="float">
            <text:p>1465127132094</text:p>
          </table:table-cell>
          <table:table-cell table:formula="of:=[.B75]-[.B74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65127130682" calcext:value-type="float">
            <text:p>1465127130682</text:p>
          </table:table-cell>
          <table:table-cell office:value-type="float" office:value="1465127132201" calcext:value-type="float">
            <text:p>1465127132201</text:p>
          </table:table-cell>
          <table:table-cell table:formula="of:=[.B76]-[.B75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2304" calcext:value-type="float">
            <text:p>1465127132304</text:p>
          </table:table-cell>
          <table:table-cell table:formula="of:=[.B77]-[.B76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2405" calcext:value-type="float">
            <text:p>1465127132405</text:p>
          </table:table-cell>
          <table:table-cell table:formula="of:=[.B78]-[.B7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65127130988" calcext:value-type="float">
            <text:p>1465127130988</text:p>
          </table:table-cell>
          <table:table-cell office:value-type="float" office:value="1465127132505" calcext:value-type="float">
            <text:p>1465127132505</text:p>
          </table:table-cell>
          <table:table-cell table:formula="of:=[.B79]-[.B7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2604" calcext:value-type="float">
            <text:p>1465127132604</text:p>
          </table:table-cell>
          <table:table-cell table:formula="of:=[.B80]-[.B79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2675" calcext:value-type="float">
            <text:p>1465127132675</text:p>
          </table:table-cell>
          <table:table-cell table:formula="of:=[.B81]-[.B80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2779" calcext:value-type="float">
            <text:p>1465127132779</text:p>
          </table:table-cell>
          <table:table-cell table:formula="of:=[.B82]-[.B81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2873" calcext:value-type="float">
            <text:p>1465127132873</text:p>
          </table:table-cell>
          <table:table-cell table:formula="of:=[.B83]-[.B82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2944" calcext:value-type="float">
            <text:p>1465127132944</text:p>
          </table:table-cell>
          <table:table-cell table:formula="of:=[.B84]-[.B83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65127131549" calcext:value-type="float">
            <text:p>1465127131549</text:p>
          </table:table-cell>
          <table:table-cell office:value-type="float" office:value="1465127133051" calcext:value-type="float">
            <text:p>1465127133051</text:p>
          </table:table-cell>
          <table:table-cell table:formula="of:=[.B85]-[.B84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3130" calcext:value-type="float">
            <text:p>1465127133130</text:p>
          </table:table-cell>
          <table:table-cell table:formula="of:=[.B86]-[.B85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3200" calcext:value-type="float">
            <text:p>1465127133200</text:p>
          </table:table-cell>
          <table:table-cell table:formula="of:=[.B87]-[.B86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65127131804" calcext:value-type="float">
            <text:p>1465127131804</text:p>
          </table:table-cell>
          <table:table-cell office:value-type="float" office:value="1465127133293" calcext:value-type="float">
            <text:p>1465127133293</text:p>
          </table:table-cell>
          <table:table-cell table:formula="of:=[.B88]-[.B87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3392" calcext:value-type="float">
            <text:p>1465127133392</text:p>
          </table:table-cell>
          <table:table-cell table:formula="of:=[.B89]-[.B88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3461" calcext:value-type="float">
            <text:p>1465127133461</text:p>
          </table:table-cell>
          <table:table-cell table:formula="of:=[.B90]-[.B89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65127132059" calcext:value-type="float">
            <text:p>1465127132059</text:p>
          </table:table-cell>
          <table:table-cell office:value-type="float" office:value="1465127133572" calcext:value-type="float">
            <text:p>1465127133572</text:p>
          </table:table-cell>
          <table:table-cell table:formula="of:=[.B91]-[.B90]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3673" calcext:value-type="float">
            <text:p>1465127133673</text:p>
          </table:table-cell>
          <table:table-cell table:formula="of:=[.B92]-[.B9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3779" calcext:value-type="float">
            <text:p>1465127133779</text:p>
          </table:table-cell>
          <table:table-cell table:formula="of:=[.B93]-[.B92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3848" calcext:value-type="float">
            <text:p>1465127133848</text:p>
          </table:table-cell>
          <table:table-cell table:formula="of:=[.B94]-[.B93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3916" calcext:value-type="float">
            <text:p>1465127133916</text:p>
          </table:table-cell>
          <table:table-cell table:formula="of:=[.B95]-[.B94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65127132518" calcext:value-type="float">
            <text:p>1465127132518</text:p>
          </table:table-cell>
          <table:table-cell office:value-type="float" office:value="1465127134011" calcext:value-type="float">
            <text:p>1465127134011</text:p>
          </table:table-cell>
          <table:table-cell table:formula="of:=[.B96]-[.B95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4118" calcext:value-type="float">
            <text:p>1465127134118</text:p>
          </table:table-cell>
          <table:table-cell table:formula="of:=[.B97]-[.B96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4185" calcext:value-type="float">
            <text:p>1465127134185</text:p>
          </table:table-cell>
          <table:table-cell table:formula="of:=[.B98]-[.B97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65127132773" calcext:value-type="float">
            <text:p>1465127132773</text:p>
          </table:table-cell>
          <table:table-cell office:value-type="float" office:value="1465127134252" calcext:value-type="float">
            <text:p>1465127134252</text:p>
          </table:table-cell>
          <table:table-cell table:formula="of:=[.B99]-[.B98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4350" calcext:value-type="float">
            <text:p>1465127134350</text:p>
          </table:table-cell>
          <table:table-cell table:formula="of:=[.B100]-[.B99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4419" calcext:value-type="float">
            <text:p>1465127134419</text:p>
          </table:table-cell>
          <table:table-cell table:formula="of:=[.B101]-[.B100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65127133028" calcext:value-type="float">
            <text:p>1465127133028</text:p>
          </table:table-cell>
          <table:table-cell office:value-type="float" office:value="1465127134517" calcext:value-type="float">
            <text:p>1465127134517</text:p>
          </table:table-cell>
          <table:table-cell table:formula="of:=[.B102]-[.B101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4608" calcext:value-type="float">
            <text:p>1465127134608</text:p>
          </table:table-cell>
          <table:table-cell table:formula="of:=[.B103]-[.B10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4714" calcext:value-type="float">
            <text:p>1465127134714</text:p>
          </table:table-cell>
          <table:table-cell table:formula="of:=[.B104]-[.B103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4816" calcext:value-type="float">
            <text:p>1465127134816</text:p>
          </table:table-cell>
          <table:table-cell table:formula="of:=[.B105]-[.B10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4881" calcext:value-type="float">
            <text:p>1465127134881</text:p>
          </table:table-cell>
          <table:table-cell table:formula="of:=[.B106]-[.B105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65127133487" calcext:value-type="float">
            <text:p>1465127133487</text:p>
          </table:table-cell>
          <table:table-cell office:value-type="float" office:value="1465127134977" calcext:value-type="float">
            <text:p>1465127134977</text:p>
          </table:table-cell>
          <table:table-cell table:formula="of:=[.B107]-[.B106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5087" calcext:value-type="float">
            <text:p>1465127135087</text:p>
          </table:table-cell>
          <table:table-cell table:formula="of:=[.B108]-[.B107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5193" calcext:value-type="float">
            <text:p>1465127135193</text:p>
          </table:table-cell>
          <table:table-cell table:formula="of:=[.B109]-[.B108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5289" calcext:value-type="float">
            <text:p>1465127135289</text:p>
          </table:table-cell>
          <table:table-cell table:formula="of:=[.B110]-[.B109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5371" calcext:value-type="float">
            <text:p>1465127135371</text:p>
          </table:table-cell>
          <table:table-cell table:formula="of:=[.B111]-[.B110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5476" calcext:value-type="float">
            <text:p>1465127135476</text:p>
          </table:table-cell>
          <table:table-cell table:formula="of:=[.B112]-[.B111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5569" calcext:value-type="float">
            <text:p>1465127135569</text:p>
          </table:table-cell>
          <table:table-cell table:formula="of:=[.B113]-[.B112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5656" calcext:value-type="float">
            <text:p>1465127135656</text:p>
          </table:table-cell>
          <table:table-cell table:formula="of:=[.B114]-[.B113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65127134252" calcext:value-type="float">
            <text:p>1465127134252</text:p>
          </table:table-cell>
          <table:table-cell office:value-type="float" office:value="1465127135764" calcext:value-type="float">
            <text:p>1465127135764</text:p>
          </table:table-cell>
          <table:table-cell table:formula="of:=[.B115]-[.B114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5847" calcext:value-type="float">
            <text:p>1465127135847</text:p>
          </table:table-cell>
          <table:table-cell table:formula="of:=[.B116]-[.B115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5930" calcext:value-type="float">
            <text:p>1465127135930</text:p>
          </table:table-cell>
          <table:table-cell table:formula="of:=[.B117]-[.B116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6024" calcext:value-type="float">
            <text:p>1465127136024</text:p>
          </table:table-cell>
          <table:table-cell table:formula="of:=[.B118]-[.B117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65127134609" calcext:value-type="float">
            <text:p>1465127134609</text:p>
          </table:table-cell>
          <table:table-cell office:value-type="float" office:value="1465127136129" calcext:value-type="float">
            <text:p>1465127136129</text:p>
          </table:table-cell>
          <table:table-cell table:formula="of:=[.B119]-[.B118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6237" calcext:value-type="float">
            <text:p>1465127136237</text:p>
          </table:table-cell>
          <table:table-cell table:formula="of:=[.B120]-[.B119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6346" calcext:value-type="float">
            <text:p>1465127136346</text:p>
          </table:table-cell>
          <table:table-cell table:formula="of:=[.B121]-[.B120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6444" calcext:value-type="float">
            <text:p>1465127136444</text:p>
          </table:table-cell>
          <table:table-cell table:formula="of:=[.B122]-[.B121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6519" calcext:value-type="float">
            <text:p>1465127136519</text:p>
          </table:table-cell>
          <table:table-cell table:formula="of:=[.B123]-[.B122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65127135119" calcext:value-type="float">
            <text:p>1465127135119</text:p>
          </table:table-cell>
          <table:table-cell office:value-type="float" office:value="1465127136622" calcext:value-type="float">
            <text:p>1465127136622</text:p>
          </table:table-cell>
          <table:table-cell table:formula="of:=[.B124]-[.B12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6724" calcext:value-type="float">
            <text:p>1465127136724</text:p>
          </table:table-cell>
          <table:table-cell table:formula="of:=[.B125]-[.B12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6806" calcext:value-type="float">
            <text:p>1465127136806</text:p>
          </table:table-cell>
          <table:table-cell table:formula="of:=[.B126]-[.B125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6905" calcext:value-type="float">
            <text:p>1465127136905</text:p>
          </table:table-cell>
          <table:table-cell table:formula="of:=[.B127]-[.B126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6975" calcext:value-type="float">
            <text:p>1465127136975</text:p>
          </table:table-cell>
          <table:table-cell table:formula="of:=[.B128]-[.B127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65127135578" calcext:value-type="float">
            <text:p>1465127135578</text:p>
          </table:table-cell>
          <table:table-cell office:value-type="float" office:value="1465127137080" calcext:value-type="float">
            <text:p>1465127137080</text:p>
          </table:table-cell>
          <table:table-cell table:formula="of:=[.B129]-[.B128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7177" calcext:value-type="float">
            <text:p>1465127137177</text:p>
          </table:table-cell>
          <table:table-cell table:formula="of:=[.B130]-[.B129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7247" calcext:value-type="float">
            <text:p>1465127137247</text:p>
          </table:table-cell>
          <table:table-cell table:formula="of:=[.B131]-[.B130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65127135833" calcext:value-type="float">
            <text:p>1465127135833</text:p>
          </table:table-cell>
          <table:table-cell office:value-type="float" office:value="1465127137342" calcext:value-type="float">
            <text:p>1465127137342</text:p>
          </table:table-cell>
          <table:table-cell table:formula="of:=[.B132]-[.B131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7436" calcext:value-type="float">
            <text:p>1465127137436</text:p>
          </table:table-cell>
          <table:table-cell table:formula="of:=[.B133]-[.B132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7510" calcext:value-type="float">
            <text:p>1465127137510</text:p>
          </table:table-cell>
          <table:table-cell table:formula="of:=[.B134]-[.B133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7599" calcext:value-type="float">
            <text:p>1465127137599</text:p>
          </table:table-cell>
          <table:table-cell table:formula="of:=[.B135]-[.B134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65127136190" calcext:value-type="float">
            <text:p>1465127136190</text:p>
          </table:table-cell>
          <table:table-cell office:value-type="float" office:value="1465127137708" calcext:value-type="float">
            <text:p>1465127137708</text:p>
          </table:table-cell>
          <table:table-cell table:formula="of:=[.B136]-[.B135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7807" calcext:value-type="float">
            <text:p>1465127137807</text:p>
          </table:table-cell>
          <table:table-cell table:formula="of:=[.B137]-[.B136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7916" calcext:value-type="float">
            <text:p>1465127137916</text:p>
          </table:table-cell>
          <table:table-cell table:formula="of:=[.B138]-[.B137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7986" calcext:value-type="float">
            <text:p>1465127137986</text:p>
          </table:table-cell>
          <table:table-cell table:formula="of:=[.B139]-[.B138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65127136598" calcext:value-type="float">
            <text:p>1465127136598</text:p>
          </table:table-cell>
          <table:table-cell office:value-type="float" office:value="1465127138059" calcext:value-type="float">
            <text:p>1465127138059</text:p>
          </table:table-cell>
          <table:table-cell table:formula="of:=[.B140]-[.B139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65127136649" calcext:value-type="float">
            <text:p>1465127136649</text:p>
          </table:table-cell>
          <table:table-cell office:value-type="float" office:value="1465127138151" calcext:value-type="float">
            <text:p>1465127138151</text:p>
          </table:table-cell>
          <table:table-cell table:formula="of:=[.B141]-[.B140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8224" calcext:value-type="float">
            <text:p>1465127138224</text:p>
          </table:table-cell>
          <table:table-cell table:formula="of:=[.B142]-[.B141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8322" calcext:value-type="float">
            <text:p>1465127138322</text:p>
          </table:table-cell>
          <table:table-cell table:formula="of:=[.B143]-[.B142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8427" calcext:value-type="float">
            <text:p>1465127138427</text:p>
          </table:table-cell>
          <table:table-cell table:formula="of:=[.B144]-[.B143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8522" calcext:value-type="float">
            <text:p>1465127138522</text:p>
          </table:table-cell>
          <table:table-cell table:formula="of:=[.B145]-[.B144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65127137108" calcext:value-type="float">
            <text:p>1465127137108</text:p>
          </table:table-cell>
          <table:table-cell office:value-type="float" office:value="1465127138618" calcext:value-type="float">
            <text:p>1465127138618</text:p>
          </table:table-cell>
          <table:table-cell table:formula="of:=[.B146]-[.B145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8689" calcext:value-type="float">
            <text:p>1465127138689</text:p>
          </table:table-cell>
          <table:table-cell table:formula="of:=[.B147]-[.B146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8760" calcext:value-type="float">
            <text:p>1465127138760</text:p>
          </table:table-cell>
          <table:table-cell table:formula="of:=[.B148]-[.B147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65127137363" calcext:value-type="float">
            <text:p>1465127137363</text:p>
          </table:table-cell>
          <table:table-cell office:value-type="float" office:value="1465127138831" calcext:value-type="float">
            <text:p>1465127138831</text:p>
          </table:table-cell>
          <table:table-cell table:formula="of:=[.B149]-[.B148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65127137414" calcext:value-type="float">
            <text:p>1465127137414</text:p>
          </table:table-cell>
          <table:table-cell office:value-type="float" office:value="1465127138938" calcext:value-type="float">
            <text:p>1465127138938</text:p>
          </table:table-cell>
          <table:table-cell table:formula="of:=[.B150]-[.B149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9037" calcext:value-type="float">
            <text:p>1465127139037</text:p>
          </table:table-cell>
          <table:table-cell table:formula="of:=[.B151]-[.B150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9128" calcext:value-type="float">
            <text:p>1465127139128</text:p>
          </table:table-cell>
          <table:table-cell table:formula="of:=[.B152]-[.B151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65127137720" calcext:value-type="float">
            <text:p>1465127137720</text:p>
          </table:table-cell>
          <table:table-cell office:value-type="float" office:value="1465127139227" calcext:value-type="float">
            <text:p>1465127139227</text:p>
          </table:table-cell>
          <table:table-cell table:formula="of:=[.B153]-[.B152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9297" calcext:value-type="float">
            <text:p>1465127139297</text:p>
          </table:table-cell>
          <table:table-cell table:formula="of:=[.B154]-[.B153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9406" calcext:value-type="float">
            <text:p>1465127139406</text:p>
          </table:table-cell>
          <table:table-cell table:formula="of:=[.B155]-[.B154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9497" calcext:value-type="float">
            <text:p>1465127139497</text:p>
          </table:table-cell>
          <table:table-cell table:formula="of:=[.B156]-[.B155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9599" calcext:value-type="float">
            <text:p>1465127139599</text:p>
          </table:table-cell>
          <table:table-cell table:formula="of:=[.B157]-[.B15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9680" calcext:value-type="float">
            <text:p>1465127139680</text:p>
          </table:table-cell>
          <table:table-cell table:formula="of:=[.B158]-[.B157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65127138281" calcext:value-type="float">
            <text:p>1465127138281</text:p>
          </table:table-cell>
          <table:table-cell office:value-type="float" office:value="1465127139779" calcext:value-type="float">
            <text:p>1465127139779</text:p>
          </table:table-cell>
          <table:table-cell table:formula="of:=[.B159]-[.B158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9870" calcext:value-type="float">
            <text:p>1465127139870</text:p>
          </table:table-cell>
          <table:table-cell table:formula="of:=[.B160]-[.B159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39960" calcext:value-type="float">
            <text:p>1465127139960</text:p>
          </table:table-cell>
          <table:table-cell table:formula="of:=[.B161]-[.B160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0031" calcext:value-type="float">
            <text:p>1465127140031</text:p>
          </table:table-cell>
          <table:table-cell table:formula="of:=[.B162]-[.B161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65127138638" calcext:value-type="float">
            <text:p>1465127138638</text:p>
          </table:table-cell>
          <table:table-cell office:value-type="float" office:value="1465127140101" calcext:value-type="float">
            <text:p>1465127140101</text:p>
          </table:table-cell>
          <table:table-cell table:formula="of:=[.B163]-[.B162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65127138689" calcext:value-type="float">
            <text:p>1465127138689</text:p>
          </table:table-cell>
          <table:table-cell office:value-type="float" office:value="1465127140209" calcext:value-type="float">
            <text:p>1465127140209</text:p>
          </table:table-cell>
          <table:table-cell table:formula="of:=[.B164]-[.B163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0312" calcext:value-type="float">
            <text:p>1465127140312</text:p>
          </table:table-cell>
          <table:table-cell table:formula="of:=[.B165]-[.B16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0405" calcext:value-type="float">
            <text:p>1465127140405</text:p>
          </table:table-cell>
          <table:table-cell table:formula="of:=[.B166]-[.B165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65127138995" calcext:value-type="float">
            <text:p>1465127138995</text:p>
          </table:table-cell>
          <table:table-cell office:value-type="float" office:value="1465127140515" calcext:value-type="float">
            <text:p>1465127140515</text:p>
          </table:table-cell>
          <table:table-cell table:formula="of:=[.B167]-[.B166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0622" calcext:value-type="float">
            <text:p>1465127140622</text:p>
          </table:table-cell>
          <table:table-cell table:formula="of:=[.B168]-[.B167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0721" calcext:value-type="float">
            <text:p>1465127140721</text:p>
          </table:table-cell>
          <table:table-cell table:formula="of:=[.B169]-[.B168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0831" calcext:value-type="float">
            <text:p>1465127140831</text:p>
          </table:table-cell>
          <table:table-cell table:formula="of:=[.B170]-[.B169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0938" calcext:value-type="float">
            <text:p>1465127140938</text:p>
          </table:table-cell>
          <table:table-cell table:formula="of:=[.B171]-[.B170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1034" calcext:value-type="float">
            <text:p>1465127141034</text:p>
          </table:table-cell>
          <table:table-cell table:formula="of:=[.B172]-[.B171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1144" calcext:value-type="float">
            <text:p>1465127141144</text:p>
          </table:table-cell>
          <table:table-cell table:formula="of:=[.B173]-[.B172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1230" calcext:value-type="float">
            <text:p>1465127141230</text:p>
          </table:table-cell>
          <table:table-cell table:formula="of:=[.B174]-[.B173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1301" calcext:value-type="float">
            <text:p>1465127141301</text:p>
          </table:table-cell>
          <table:table-cell table:formula="of:=[.B175]-[.B174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65127139913" calcext:value-type="float">
            <text:p>1465127139913</text:p>
          </table:table-cell>
          <table:table-cell office:value-type="float" office:value="1465127141372" calcext:value-type="float">
            <text:p>1465127141372</text:p>
          </table:table-cell>
          <table:table-cell table:formula="of:=[.B176]-[.B175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65127139964" calcext:value-type="float">
            <text:p>1465127139964</text:p>
          </table:table-cell>
          <table:table-cell office:value-type="float" office:value="1465127141467" calcext:value-type="float">
            <text:p>1465127141467</text:p>
          </table:table-cell>
          <table:table-cell table:formula="of:=[.B177]-[.B176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1538" calcext:value-type="float">
            <text:p>1465127141538</text:p>
          </table:table-cell>
          <table:table-cell table:formula="of:=[.B178]-[.B177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1642" calcext:value-type="float">
            <text:p>1465127141642</text:p>
          </table:table-cell>
          <table:table-cell table:formula="of:=[.B179]-[.B178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1749" calcext:value-type="float">
            <text:p>1465127141749</text:p>
          </table:table-cell>
          <table:table-cell table:formula="of:=[.B180]-[.B179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1828" calcext:value-type="float">
            <text:p>1465127141828</text:p>
          </table:table-cell>
          <table:table-cell table:formula="of:=[.B181]-[.B180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65127140423" calcext:value-type="float">
            <text:p>1465127140423</text:p>
          </table:table-cell>
          <table:table-cell office:value-type="float" office:value="1465127141933" calcext:value-type="float">
            <text:p>1465127141933</text:p>
          </table:table-cell>
          <table:table-cell table:formula="of:=[.B182]-[.B181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2004" calcext:value-type="float">
            <text:p>1465127142004</text:p>
          </table:table-cell>
          <table:table-cell table:formula="of:=[.B183]-[.B182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2075" calcext:value-type="float">
            <text:p>1465127142075</text:p>
          </table:table-cell>
          <table:table-cell table:formula="of:=[.B184]-[.B183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65127140678" calcext:value-type="float">
            <text:p>1465127140678</text:p>
          </table:table-cell>
          <table:table-cell office:value-type="float" office:value="1465127142145" calcext:value-type="float">
            <text:p>1465127142145</text:p>
          </table:table-cell>
          <table:table-cell table:formula="of:=[.B185]-[.B184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65127140729" calcext:value-type="float">
            <text:p>1465127140729</text:p>
          </table:table-cell>
          <table:table-cell office:value-type="float" office:value="1465127142239" calcext:value-type="float">
            <text:p>1465127142239</text:p>
          </table:table-cell>
          <table:table-cell table:formula="of:=[.B186]-[.B185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2331" calcext:value-type="float">
            <text:p>1465127142331</text:p>
          </table:table-cell>
          <table:table-cell table:formula="of:=[.B187]-[.B186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2441" calcext:value-type="float">
            <text:p>1465127142441</text:p>
          </table:table-cell>
          <table:table-cell table:formula="of:=[.B188]-[.B187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2541" calcext:value-type="float">
            <text:p>1465127142541</text:p>
          </table:table-cell>
          <table:table-cell table:formula="of:=[.B189]-[.B18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2611" calcext:value-type="float">
            <text:p>1465127142611</text:p>
          </table:table-cell>
          <table:table-cell table:formula="of:=[.B190]-[.B189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2681" calcext:value-type="float">
            <text:p>1465127142681</text:p>
          </table:table-cell>
          <table:table-cell table:formula="of:=[.B191]-[.B190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65127141290" calcext:value-type="float">
            <text:p>1465127141290</text:p>
          </table:table-cell>
          <table:table-cell office:value-type="float" office:value="1465127142751" calcext:value-type="float">
            <text:p>1465127142751</text:p>
          </table:table-cell>
          <table:table-cell table:formula="of:=[.B192]-[.B191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65127141341" calcext:value-type="float">
            <text:p>1465127141341</text:p>
          </table:table-cell>
          <table:table-cell office:value-type="float" office:value="1465127142850" calcext:value-type="float">
            <text:p>1465127142850</text:p>
          </table:table-cell>
          <table:table-cell table:formula="of:=[.B193]-[.B192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2945" calcext:value-type="float">
            <text:p>1465127142945</text:p>
          </table:table-cell>
          <table:table-cell table:formula="of:=[.B194]-[.B193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3020" calcext:value-type="float">
            <text:p>1465127143020</text:p>
          </table:table-cell>
          <table:table-cell table:formula="of:=[.B195]-[.B194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3113" calcext:value-type="float">
            <text:p>1465127143113</text:p>
          </table:table-cell>
          <table:table-cell table:formula="of:=[.B196]-[.B195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65127141698" calcext:value-type="float">
            <text:p>1465127141698</text:p>
          </table:table-cell>
          <table:table-cell office:value-type="float" office:value="1465127143213" calcext:value-type="float">
            <text:p>1465127143213</text:p>
          </table:table-cell>
          <table:table-cell table:formula="of:=[.B197]-[.B19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3316" calcext:value-type="float">
            <text:p>1465127143316</text:p>
          </table:table-cell>
          <table:table-cell table:formula="of:=[.B198]-[.B197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3407" calcext:value-type="float">
            <text:p>1465127143407</text:p>
          </table:table-cell>
          <table:table-cell table:formula="of:=[.B199]-[.B198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3489" calcext:value-type="float">
            <text:p>1465127143489</text:p>
          </table:table-cell>
          <table:table-cell table:formula="of:=[.B200]-[.B199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3592" calcext:value-type="float">
            <text:p>1465127143592</text:p>
          </table:table-cell>
          <table:table-cell table:formula="of:=[.B201]-[.B20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3674" calcext:value-type="float">
            <text:p>1465127143674</text:p>
          </table:table-cell>
          <table:table-cell table:formula="of:=[.B202]-[.B201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65127142259" calcext:value-type="float">
            <text:p>1465127142259</text:p>
          </table:table-cell>
          <table:table-cell office:value-type="float" office:value="1465127143745" calcext:value-type="float">
            <text:p>1465127143745</text:p>
          </table:table-cell>
          <table:table-cell table:formula="of:=[.B203]-[.B202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3848" calcext:value-type="float">
            <text:p>1465127143848</text:p>
          </table:table-cell>
          <table:table-cell table:formula="of:=[.B204]-[.B20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3919" calcext:value-type="float">
            <text:p>1465127143919</text:p>
          </table:table-cell>
          <table:table-cell table:formula="of:=[.B205]-[.B204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65127142514" calcext:value-type="float">
            <text:p>1465127142514</text:p>
          </table:table-cell>
          <table:table-cell office:value-type="float" office:value="1465127143990" calcext:value-type="float">
            <text:p>1465127143990</text:p>
          </table:table-cell>
          <table:table-cell table:formula="of:=[.B206]-[.B205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4086" calcext:value-type="float">
            <text:p>1465127144086</text:p>
          </table:table-cell>
          <table:table-cell table:formula="of:=[.B207]-[.B206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4188" calcext:value-type="float">
            <text:p>1465127144188</text:p>
          </table:table-cell>
          <table:table-cell table:formula="of:=[.B208]-[.B20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4298" calcext:value-type="float">
            <text:p>1465127144298</text:p>
          </table:table-cell>
          <table:table-cell table:formula="of:=[.B209]-[.B208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4369" calcext:value-type="float">
            <text:p>1465127144369</text:p>
          </table:table-cell>
          <table:table-cell table:formula="of:=[.B210]-[.B209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65127142973" calcext:value-type="float">
            <text:p>1465127142973</text:p>
          </table:table-cell>
          <table:table-cell office:value-type="float" office:value="1465127144439" calcext:value-type="float">
            <text:p>1465127144439</text:p>
          </table:table-cell>
          <table:table-cell table:formula="of:=[.B211]-[.B210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65127143024" calcext:value-type="float">
            <text:p>1465127143024</text:p>
          </table:table-cell>
          <table:table-cell office:value-type="float" office:value="1465127144530" calcext:value-type="float">
            <text:p>1465127144530</text:p>
          </table:table-cell>
          <table:table-cell table:formula="of:=[.B212]-[.B211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4622" calcext:value-type="float">
            <text:p>1465127144622</text:p>
          </table:table-cell>
          <table:table-cell table:formula="of:=[.B213]-[.B212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4719" calcext:value-type="float">
            <text:p>1465127144719</text:p>
          </table:table-cell>
          <table:table-cell table:formula="of:=[.B214]-[.B213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4816" calcext:value-type="float">
            <text:p>1465127144816</text:p>
          </table:table-cell>
          <table:table-cell table:formula="of:=[.B215]-[.B214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4886" calcext:value-type="float">
            <text:p>1465127144886</text:p>
          </table:table-cell>
          <table:table-cell table:formula="of:=[.B216]-[.B215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65127143483" calcext:value-type="float">
            <text:p>1465127143483</text:p>
          </table:table-cell>
          <table:table-cell office:value-type="float" office:value="1465127144990" calcext:value-type="float">
            <text:p>1465127144990</text:p>
          </table:table-cell>
          <table:table-cell table:formula="of:=[.B217]-[.B216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5068" calcext:value-type="float">
            <text:p>1465127145068</text:p>
          </table:table-cell>
          <table:table-cell table:formula="of:=[.B218]-[.B217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5151" calcext:value-type="float">
            <text:p>1465127145151</text:p>
          </table:table-cell>
          <table:table-cell table:formula="of:=[.B219]-[.B218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65127143738" calcext:value-type="float">
            <text:p>1465127143738</text:p>
          </table:table-cell>
          <table:table-cell office:value-type="float" office:value="1465127145241" calcext:value-type="float">
            <text:p>1465127145241</text:p>
          </table:table-cell>
          <table:table-cell table:formula="of:=[.B220]-[.B219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5324" calcext:value-type="float">
            <text:p>1465127145324</text:p>
          </table:table-cell>
          <table:table-cell table:formula="of:=[.B221]-[.B220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5393" calcext:value-type="float">
            <text:p>1465127145393</text:p>
          </table:table-cell>
          <table:table-cell table:formula="of:=[.B222]-[.B221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65127143993" calcext:value-type="float">
            <text:p>1465127143993</text:p>
          </table:table-cell>
          <table:table-cell office:value-type="float" office:value="1465127145485" calcext:value-type="float">
            <text:p>1465127145485</text:p>
          </table:table-cell>
          <table:table-cell table:formula="of:=[.B223]-[.B222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5554" calcext:value-type="float">
            <text:p>1465127145554</text:p>
          </table:table-cell>
          <table:table-cell table:formula="of:=[.B224]-[.B223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65127144146" calcext:value-type="float">
            <text:p>1465127144146</text:p>
          </table:table-cell>
          <table:table-cell office:value-type="float" office:value="1465127145652" calcext:value-type="float">
            <text:p>1465127145652</text:p>
          </table:table-cell>
          <table:table-cell table:formula="of:=[.B225]-[.B224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5721" calcext:value-type="float">
            <text:p>1465127145721</text:p>
          </table:table-cell>
          <table:table-cell table:formula="of:=[.B226]-[.B225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5817" calcext:value-type="float">
            <text:p>1465127145817</text:p>
          </table:table-cell>
          <table:table-cell table:formula="of:=[.B227]-[.B226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65127144401" calcext:value-type="float">
            <text:p>1465127144401</text:p>
          </table:table-cell>
          <table:table-cell office:value-type="float" office:value="1465127145921" calcext:value-type="float">
            <text:p>1465127145921</text:p>
          </table:table-cell>
          <table:table-cell table:formula="of:=[.B228]-[.B227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6027" calcext:value-type="float">
            <text:p>1465127146027</text:p>
          </table:table-cell>
          <table:table-cell table:formula="of:=[.B229]-[.B228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6095" calcext:value-type="float">
            <text:p>1465127146095</text:p>
          </table:table-cell>
          <table:table-cell table:formula="of:=[.B230]-[.B229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65127144707" calcext:value-type="float">
            <text:p>1465127144707</text:p>
          </table:table-cell>
          <table:table-cell office:value-type="float" office:value="1465127146167" calcext:value-type="float">
            <text:p>1465127146167</text:p>
          </table:table-cell>
          <table:table-cell table:formula="of:=[.B231]-[.B230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65127144758" calcext:value-type="float">
            <text:p>1465127144758</text:p>
          </table:table-cell>
          <table:table-cell office:value-type="float" office:value="1465127146264" calcext:value-type="float">
            <text:p>1465127146264</text:p>
          </table:table-cell>
          <table:table-cell table:formula="of:=[.B232]-[.B231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6357" calcext:value-type="float">
            <text:p>1465127146357</text:p>
          </table:table-cell>
          <table:table-cell table:formula="of:=[.B233]-[.B232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6455" calcext:value-type="float">
            <text:p>1465127146455</text:p>
          </table:table-cell>
          <table:table-cell table:formula="of:=[.B234]-[.B233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6524" calcext:value-type="float">
            <text:p>1465127146524</text:p>
          </table:table-cell>
          <table:table-cell table:formula="of:=[.B235]-[.B234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65127145115" calcext:value-type="float">
            <text:p>1465127145115</text:p>
          </table:table-cell>
          <table:table-cell office:value-type="float" office:value="1465127146613" calcext:value-type="float">
            <text:p>1465127146613</text:p>
          </table:table-cell>
          <table:table-cell table:formula="of:=[.B236]-[.B235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6719" calcext:value-type="float">
            <text:p>1465127146719</text:p>
          </table:table-cell>
          <table:table-cell table:formula="of:=[.B237]-[.B236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6804" calcext:value-type="float">
            <text:p>1465127146804</text:p>
          </table:table-cell>
          <table:table-cell table:formula="of:=[.B238]-[.B237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6885" calcext:value-type="float">
            <text:p>1465127146885</text:p>
          </table:table-cell>
          <table:table-cell table:formula="of:=[.B239]-[.B238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65127145472" calcext:value-type="float">
            <text:p>1465127145472</text:p>
          </table:table-cell>
          <table:table-cell office:value-type="float" office:value="1465127146955" calcext:value-type="float">
            <text:p>1465127146955</text:p>
          </table:table-cell>
          <table:table-cell table:formula="of:=[.B240]-[.B239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7062" calcext:value-type="float">
            <text:p>1465127147062</text:p>
          </table:table-cell>
          <table:table-cell table:formula="of:=[.B241]-[.B240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7154" calcext:value-type="float">
            <text:p>1465127147154</text:p>
          </table:table-cell>
          <table:table-cell table:formula="of:=[.B242]-[.B241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7222" calcext:value-type="float">
            <text:p>1465127147222</text:p>
          </table:table-cell>
          <table:table-cell table:formula="of:=[.B243]-[.B242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65127145829" calcext:value-type="float">
            <text:p>1465127145829</text:p>
          </table:table-cell>
          <table:table-cell office:value-type="float" office:value="1465127147299" calcext:value-type="float">
            <text:p>1465127147299</text:p>
          </table:table-cell>
          <table:table-cell table:formula="of:=[.B244]-[.B243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7372" calcext:value-type="float">
            <text:p>1465127147372</text:p>
          </table:table-cell>
          <table:table-cell table:formula="of:=[.B245]-[.B244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65127145982" calcext:value-type="float">
            <text:p>1465127145982</text:p>
          </table:table-cell>
          <table:table-cell office:value-type="float" office:value="1465127147468" calcext:value-type="float">
            <text:p>1465127147468</text:p>
          </table:table-cell>
          <table:table-cell table:formula="of:=[.B246]-[.B245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7548" calcext:value-type="float">
            <text:p>1465127147548</text:p>
          </table:table-cell>
          <table:table-cell table:formula="of:=[.B247]-[.B246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65127146135" calcext:value-type="float">
            <text:p>1465127146135</text:p>
          </table:table-cell>
          <table:table-cell office:value-type="float" office:value="1465127147650" calcext:value-type="float">
            <text:p>1465127147650</text:p>
          </table:table-cell>
          <table:table-cell table:formula="of:=[.B248]-[.B24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7728" calcext:value-type="float">
            <text:p>1465127147728</text:p>
          </table:table-cell>
          <table:table-cell table:formula="of:=[.B249]-[.B248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7806" calcext:value-type="float">
            <text:p>1465127147806</text:p>
          </table:table-cell>
          <table:table-cell table:formula="of:=[.B250]-[.B249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65127146390" calcext:value-type="float">
            <text:p>1465127146390</text:p>
          </table:table-cell>
          <table:table-cell office:value-type="float" office:value="1465127147915" calcext:value-type="float">
            <text:p>1465127147915</text:p>
          </table:table-cell>
          <table:table-cell table:formula="of:=[.B251]-[.B250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8013" calcext:value-type="float">
            <text:p>1465127148013</text:p>
          </table:table-cell>
          <table:table-cell table:formula="of:=[.B252]-[.B251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8091" calcext:value-type="float">
            <text:p>1465127148091</text:p>
          </table:table-cell>
          <table:table-cell table:formula="of:=[.B253]-[.B252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65127146696" calcext:value-type="float">
            <text:p>1465127146696</text:p>
          </table:table-cell>
          <table:table-cell office:value-type="float" office:value="1465127148176" calcext:value-type="float">
            <text:p>1465127148176</text:p>
          </table:table-cell>
          <table:table-cell table:formula="of:=[.B254]-[.B253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8285" calcext:value-type="float">
            <text:p>1465127148285</text:p>
          </table:table-cell>
          <table:table-cell table:formula="of:=[.B255]-[.B254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8383" calcext:value-type="float">
            <text:p>1465127148383</text:p>
          </table:table-cell>
          <table:table-cell table:formula="of:=[.B256]-[.B255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8488" calcext:value-type="float">
            <text:p>1465127148488</text:p>
          </table:table-cell>
          <table:table-cell table:formula="of:=[.B257]-[.B256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8588" calcext:value-type="float">
            <text:p>1465127148588</text:p>
          </table:table-cell>
          <table:table-cell table:formula="of:=[.B258]-[.B25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8684" calcext:value-type="float">
            <text:p>1465127148684</text:p>
          </table:table-cell>
          <table:table-cell table:formula="of:=[.B259]-[.B258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8766" calcext:value-type="float">
            <text:p>1465127148766</text:p>
          </table:table-cell>
          <table:table-cell table:formula="of:=[.B260]-[.B259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65127147359" calcext:value-type="float">
            <text:p>1465127147359</text:p>
          </table:table-cell>
          <table:table-cell office:value-type="float" office:value="1465127148862" calcext:value-type="float">
            <text:p>1465127148862</text:p>
          </table:table-cell>
          <table:table-cell table:formula="of:=[.B261]-[.B260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8967" calcext:value-type="float">
            <text:p>1465127148967</text:p>
          </table:table-cell>
          <table:table-cell table:formula="of:=[.B262]-[.B261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9039" calcext:value-type="float">
            <text:p>1465127149039</text:p>
          </table:table-cell>
          <table:table-cell table:formula="of:=[.B263]-[.B262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9137" calcext:value-type="float">
            <text:p>1465127149137</text:p>
          </table:table-cell>
          <table:table-cell table:formula="of:=[.B264]-[.B263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9239" calcext:value-type="float">
            <text:p>1465127149239</text:p>
          </table:table-cell>
          <table:table-cell table:formula="of:=[.B265]-[.B26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9345" calcext:value-type="float">
            <text:p>1465127149345</text:p>
          </table:table-cell>
          <table:table-cell table:formula="of:=[.B266]-[.B265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9420" calcext:value-type="float">
            <text:p>1465127149420</text:p>
          </table:table-cell>
          <table:table-cell table:formula="of:=[.B267]-[.B266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65127148022" calcext:value-type="float">
            <text:p>1465127148022</text:p>
          </table:table-cell>
          <table:table-cell office:value-type="float" office:value="1465127149491" calcext:value-type="float">
            <text:p>1465127149491</text:p>
          </table:table-cell>
          <table:table-cell table:formula="of:=[.B268]-[.B267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9602" calcext:value-type="float">
            <text:p>1465127149602</text:p>
          </table:table-cell>
          <table:table-cell table:formula="of:=[.B269]-[.B268]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9696" calcext:value-type="float">
            <text:p>1465127149696</text:p>
          </table:table-cell>
          <table:table-cell table:formula="of:=[.B270]-[.B269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9773" calcext:value-type="float">
            <text:p>1465127149773</text:p>
          </table:table-cell>
          <table:table-cell table:formula="of:=[.B271]-[.B270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65127148379" calcext:value-type="float">
            <text:p>1465127148379</text:p>
          </table:table-cell>
          <table:table-cell office:value-type="float" office:value="1465127149877" calcext:value-type="float">
            <text:p>1465127149877</text:p>
          </table:table-cell>
          <table:table-cell table:formula="of:=[.B272]-[.B271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49979" calcext:value-type="float">
            <text:p>1465127149979</text:p>
          </table:table-cell>
          <table:table-cell table:formula="of:=[.B273]-[.B27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0073" calcext:value-type="float">
            <text:p>1465127150073</text:p>
          </table:table-cell>
          <table:table-cell table:formula="of:=[.B274]-[.B273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0179" calcext:value-type="float">
            <text:p>1465127150179</text:p>
          </table:table-cell>
          <table:table-cell table:formula="of:=[.B275]-[.B274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0276" calcext:value-type="float">
            <text:p>1465127150276</text:p>
          </table:table-cell>
          <table:table-cell table:formula="of:=[.B276]-[.B275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0372" calcext:value-type="float">
            <text:p>1465127150372</text:p>
          </table:table-cell>
          <table:table-cell table:formula="of:=[.B277]-[.B276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0443" calcext:value-type="float">
            <text:p>1465127150443</text:p>
          </table:table-cell>
          <table:table-cell table:formula="of:=[.B278]-[.B277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65127149042" calcext:value-type="float">
            <text:p>1465127149042</text:p>
          </table:table-cell>
          <table:table-cell office:value-type="float" office:value="1465127150514" calcext:value-type="float">
            <text:p>1465127150514</text:p>
          </table:table-cell>
          <table:table-cell table:formula="of:=[.B279]-[.B278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0616" calcext:value-type="float">
            <text:p>1465127150616</text:p>
          </table:table-cell>
          <table:table-cell table:formula="of:=[.B280]-[.B27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0706" calcext:value-type="float">
            <text:p>1465127150706</text:p>
          </table:table-cell>
          <table:table-cell table:formula="of:=[.B281]-[.B280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65127149297" calcext:value-type="float">
            <text:p>1465127149297</text:p>
          </table:table-cell>
          <table:table-cell office:value-type="float" office:value="1465127150801" calcext:value-type="float">
            <text:p>1465127150801</text:p>
          </table:table-cell>
          <table:table-cell table:formula="of:=[.B282]-[.B281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0908" calcext:value-type="float">
            <text:p>1465127150908</text:p>
          </table:table-cell>
          <table:table-cell table:formula="of:=[.B283]-[.B282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1007" calcext:value-type="float">
            <text:p>1465127151007</text:p>
          </table:table-cell>
          <table:table-cell table:formula="of:=[.B284]-[.B283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1102" calcext:value-type="float">
            <text:p>1465127151102</text:p>
          </table:table-cell>
          <table:table-cell table:formula="of:=[.B285]-[.B284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1201" calcext:value-type="float">
            <text:p>1465127151201</text:p>
          </table:table-cell>
          <table:table-cell table:formula="of:=[.B286]-[.B285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1302" calcext:value-type="float">
            <text:p>1465127151302</text:p>
          </table:table-cell>
          <table:table-cell table:formula="of:=[.B287]-[.B28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1393" calcext:value-type="float">
            <text:p>1465127151393</text:p>
          </table:table-cell>
          <table:table-cell table:formula="of:=[.B288]-[.B287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1490" calcext:value-type="float">
            <text:p>1465127151490</text:p>
          </table:table-cell>
          <table:table-cell table:formula="of:=[.B289]-[.B288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1788" calcext:value-type="float">
            <text:p>1465127151788</text:p>
          </table:table-cell>
          <table:table-cell table:formula="of:=[.B290]-[.B289]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1869" calcext:value-type="float">
            <text:p>1465127151869</text:p>
          </table:table-cell>
          <table:table-cell table:formula="of:=[.B291]-[.B290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65127150470" calcext:value-type="float">
            <text:p>1465127150470</text:p>
          </table:table-cell>
          <table:table-cell office:value-type="float" office:value="1465127151971" calcext:value-type="float">
            <text:p>1465127151971</text:p>
          </table:table-cell>
          <table:table-cell table:formula="of:=[.B292]-[.B29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2043" calcext:value-type="float">
            <text:p>1465127152043</text:p>
          </table:table-cell>
          <table:table-cell table:formula="of:=[.B293]-[.B292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2134" calcext:value-type="float">
            <text:p>1465127152134</text:p>
          </table:table-cell>
          <table:table-cell table:formula="of:=[.B294]-[.B293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65127150725" calcext:value-type="float">
            <text:p>1465127150725</text:p>
          </table:table-cell>
          <table:table-cell office:value-type="float" office:value="1465127152206" calcext:value-type="float">
            <text:p>1465127152206</text:p>
          </table:table-cell>
          <table:table-cell table:formula="of:=[.B295]-[.B294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2311" calcext:value-type="float">
            <text:p>1465127152311</text:p>
          </table:table-cell>
          <table:table-cell table:formula="of:=[.B296]-[.B295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2393" calcext:value-type="float">
            <text:p>1465127152393</text:p>
          </table:table-cell>
          <table:table-cell table:formula="of:=[.B297]-[.B296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65127150980" calcext:value-type="float">
            <text:p>1465127150980</text:p>
          </table:table-cell>
          <table:table-cell office:value-type="float" office:value="1465127152467" calcext:value-type="float">
            <text:p>1465127152467</text:p>
          </table:table-cell>
          <table:table-cell table:formula="of:=[.B298]-[.B297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2577" calcext:value-type="float">
            <text:p>1465127152577</text:p>
          </table:table-cell>
          <table:table-cell table:formula="of:=[.B299]-[.B298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2657" calcext:value-type="float">
            <text:p>1465127152657</text:p>
          </table:table-cell>
          <table:table-cell table:formula="of:=[.B300]-[.B299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2747" calcext:value-type="float">
            <text:p>1465127152747</text:p>
          </table:table-cell>
          <table:table-cell table:formula="of:=[.B301]-[.B300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65127151337" calcext:value-type="float">
            <text:p>1465127151337</text:p>
          </table:table-cell>
          <table:table-cell office:value-type="float" office:value="1465127152820" calcext:value-type="float">
            <text:p>1465127152820</text:p>
          </table:table-cell>
          <table:table-cell table:formula="of:=[.B302]-[.B301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2913" calcext:value-type="float">
            <text:p>1465127152913</text:p>
          </table:table-cell>
          <table:table-cell table:formula="of:=[.B303]-[.B302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3014" calcext:value-type="float">
            <text:p>1465127153014</text:p>
          </table:table-cell>
          <table:table-cell table:formula="of:=[.B304]-[.B30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3095" calcext:value-type="float">
            <text:p>1465127153095</text:p>
          </table:table-cell>
          <table:table-cell table:formula="of:=[.B305]-[.B304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65127151694" calcext:value-type="float">
            <text:p>1465127151694</text:p>
          </table:table-cell>
          <table:table-cell office:value-type="float" office:value="1465127153193" calcext:value-type="float">
            <text:p>1465127153193</text:p>
          </table:table-cell>
          <table:table-cell table:formula="of:=[.B306]-[.B305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3265" calcext:value-type="float">
            <text:p>1465127153265</text:p>
          </table:table-cell>
          <table:table-cell table:formula="of:=[.B307]-[.B306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3372" calcext:value-type="float">
            <text:p>1465127153372</text:p>
          </table:table-cell>
          <table:table-cell table:formula="of:=[.B308]-[.B307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3450" calcext:value-type="float">
            <text:p>1465127153450</text:p>
          </table:table-cell>
          <table:table-cell table:formula="of:=[.B309]-[.B308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65127152051" calcext:value-type="float">
            <text:p>1465127152051</text:p>
          </table:table-cell>
          <table:table-cell office:value-type="float" office:value="1465127153545" calcext:value-type="float">
            <text:p>1465127153545</text:p>
          </table:table-cell>
          <table:table-cell table:formula="of:=[.B310]-[.B309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3643" calcext:value-type="float">
            <text:p>1465127153643</text:p>
          </table:table-cell>
          <table:table-cell table:formula="of:=[.B311]-[.B310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3717" calcext:value-type="float">
            <text:p>1465127153717</text:p>
          </table:table-cell>
          <table:table-cell table:formula="of:=[.B312]-[.B311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65127152306" calcext:value-type="float">
            <text:p>1465127152306</text:p>
          </table:table-cell>
          <table:table-cell office:value-type="float" office:value="1465127153809" calcext:value-type="float">
            <text:p>1465127153809</text:p>
          </table:table-cell>
          <table:table-cell table:formula="of:=[.B313]-[.B312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3881" calcext:value-type="float">
            <text:p>1465127153881</text:p>
          </table:table-cell>
          <table:table-cell table:formula="of:=[.B314]-[.B313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3975" calcext:value-type="float">
            <text:p>1465127153975</text:p>
          </table:table-cell>
          <table:table-cell table:formula="of:=[.B315]-[.B314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65127152561" calcext:value-type="float">
            <text:p>1465127152561</text:p>
          </table:table-cell>
          <table:table-cell office:value-type="float" office:value="1465127154064" calcext:value-type="float">
            <text:p>1465127154064</text:p>
          </table:table-cell>
          <table:table-cell table:formula="of:=[.B316]-[.B315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4137" calcext:value-type="float">
            <text:p>1465127154137</text:p>
          </table:table-cell>
          <table:table-cell table:formula="of:=[.B317]-[.B316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4241" calcext:value-type="float">
            <text:p>1465127154241</text:p>
          </table:table-cell>
          <table:table-cell table:formula="of:=[.B318]-[.B317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4320" calcext:value-type="float">
            <text:p>1465127154320</text:p>
          </table:table-cell>
          <table:table-cell table:formula="of:=[.B319]-[.B318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65127152918" calcext:value-type="float">
            <text:p>1465127152918</text:p>
          </table:table-cell>
          <table:table-cell office:value-type="float" office:value="1465127154393" calcext:value-type="float">
            <text:p>1465127154393</text:p>
          </table:table-cell>
          <table:table-cell table:formula="of:=[.B320]-[.B319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4465" calcext:value-type="float">
            <text:p>1465127154465</text:p>
          </table:table-cell>
          <table:table-cell table:formula="of:=[.B321]-[.B320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65127153071" calcext:value-type="float">
            <text:p>1465127153071</text:p>
          </table:table-cell>
          <table:table-cell office:value-type="float" office:value="1465127154544" calcext:value-type="float">
            <text:p>1465127154544</text:p>
          </table:table-cell>
          <table:table-cell table:formula="of:=[.B322]-[.B321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4617" calcext:value-type="float">
            <text:p>1465127154617</text:p>
          </table:table-cell>
          <table:table-cell table:formula="of:=[.B323]-[.B322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65127153224" calcext:value-type="float">
            <text:p>1465127153224</text:p>
          </table:table-cell>
          <table:table-cell office:value-type="float" office:value="1465127154689" calcext:value-type="float">
            <text:p>1465127154689</text:p>
          </table:table-cell>
          <table:table-cell table:formula="of:=[.B324]-[.B323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65127153275" calcext:value-type="float">
            <text:p>1465127153275</text:p>
          </table:table-cell>
          <table:table-cell office:value-type="float" office:value="1465127154771" calcext:value-type="float">
            <text:p>1465127154771</text:p>
          </table:table-cell>
          <table:table-cell table:formula="of:=[.B325]-[.B324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4878" calcext:value-type="float">
            <text:p>1465127154878</text:p>
          </table:table-cell>
          <table:table-cell table:formula="of:=[.B326]-[.B325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4974" calcext:value-type="float">
            <text:p>1465127154974</text:p>
          </table:table-cell>
          <table:table-cell table:formula="of:=[.B327]-[.B326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5048" calcext:value-type="float">
            <text:p>1465127155048</text:p>
          </table:table-cell>
          <table:table-cell table:formula="of:=[.B328]-[.B327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65127153632" calcext:value-type="float">
            <text:p>1465127153632</text:p>
          </table:table-cell>
          <table:table-cell office:value-type="float" office:value="1465127155138" calcext:value-type="float">
            <text:p>1465127155138</text:p>
          </table:table-cell>
          <table:table-cell table:formula="of:=[.B329]-[.B328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5231" calcext:value-type="float">
            <text:p>1465127155231</text:p>
          </table:table-cell>
          <table:table-cell table:formula="of:=[.B330]-[.B329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5322" calcext:value-type="float">
            <text:p>1465127155322</text:p>
          </table:table-cell>
          <table:table-cell table:formula="of:=[.B331]-[.B330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5413" calcext:value-type="float">
            <text:p>1465127155413</text:p>
          </table:table-cell>
          <table:table-cell table:formula="of:=[.B332]-[.B331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5496" calcext:value-type="float">
            <text:p>1465127155496</text:p>
          </table:table-cell>
          <table:table-cell table:formula="of:=[.B333]-[.B332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65127154091" calcext:value-type="float">
            <text:p>1465127154091</text:p>
          </table:table-cell>
          <table:table-cell office:value-type="float" office:value="1465127155594" calcext:value-type="float">
            <text:p>1465127155594</text:p>
          </table:table-cell>
          <table:table-cell table:formula="of:=[.B334]-[.B333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5696" calcext:value-type="float">
            <text:p>1465127155696</text:p>
          </table:table-cell>
          <table:table-cell table:formula="of:=[.B335]-[.B334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5789" calcext:value-type="float">
            <text:p>1465127155789</text:p>
          </table:table-cell>
          <table:table-cell table:formula="of:=[.B336]-[.B335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5871" calcext:value-type="float">
            <text:p>1465127155871</text:p>
          </table:table-cell>
          <table:table-cell table:formula="of:=[.B337]-[.B336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5951" calcext:value-type="float">
            <text:p>1465127155951</text:p>
          </table:table-cell>
          <table:table-cell table:formula="of:=[.B338]-[.B337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65127154550" calcext:value-type="float">
            <text:p>1465127154550</text:p>
          </table:table-cell>
          <table:table-cell office:value-type="float" office:value="1465127156054" calcext:value-type="float">
            <text:p>1465127156054</text:p>
          </table:table-cell>
          <table:table-cell table:formula="of:=[.B339]-[.B338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6164" calcext:value-type="float">
            <text:p>1465127156164</text:p>
          </table:table-cell>
          <table:table-cell table:formula="of:=[.B340]-[.B339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6259" calcext:value-type="float">
            <text:p>1465127156259</text:p>
          </table:table-cell>
          <table:table-cell table:formula="of:=[.B341]-[.B340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6360" calcext:value-type="float">
            <text:p>1465127156360</text:p>
          </table:table-cell>
          <table:table-cell table:formula="of:=[.B342]-[.B34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6451" calcext:value-type="float">
            <text:p>1465127156451</text:p>
          </table:table-cell>
          <table:table-cell table:formula="of:=[.B343]-[.B34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6553" calcext:value-type="float">
            <text:p>1465127156553</text:p>
          </table:table-cell>
          <table:table-cell table:formula="of:=[.B344]-[.B34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6635" calcext:value-type="float">
            <text:p>1465127156635</text:p>
          </table:table-cell>
          <table:table-cell table:formula="of:=[.B345]-[.B344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6718" calcext:value-type="float">
            <text:p>1465127156718</text:p>
          </table:table-cell>
          <table:table-cell table:formula="of:=[.B346]-[.B345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65127155315" calcext:value-type="float">
            <text:p>1465127155315</text:p>
          </table:table-cell>
          <table:table-cell office:value-type="float" office:value="1465127156825" calcext:value-type="float">
            <text:p>1465127156825</text:p>
          </table:table-cell>
          <table:table-cell table:formula="of:=[.B347]-[.B346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6908" calcext:value-type="float">
            <text:p>1465127156908</text:p>
          </table:table-cell>
          <table:table-cell table:formula="of:=[.B348]-[.B347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6990" calcext:value-type="float">
            <text:p>1465127156990</text:p>
          </table:table-cell>
          <table:table-cell table:formula="of:=[.B349]-[.B348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7082" calcext:value-type="float">
            <text:p>1465127157082</text:p>
          </table:table-cell>
          <table:table-cell table:formula="of:=[.B350]-[.B349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65127155672" calcext:value-type="float">
            <text:p>1465127155672</text:p>
          </table:table-cell>
          <table:table-cell office:value-type="float" office:value="1465127157175" calcext:value-type="float">
            <text:p>1465127157175</text:p>
          </table:table-cell>
          <table:table-cell table:formula="of:=[.B351]-[.B350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7258" calcext:value-type="float">
            <text:p>1465127157258</text:p>
          </table:table-cell>
          <table:table-cell table:formula="of:=[.B352]-[.B351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7344" calcext:value-type="float">
            <text:p>1465127157344</text:p>
          </table:table-cell>
          <table:table-cell table:formula="of:=[.B353]-[.B352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65127155927" calcext:value-type="float">
            <text:p>1465127155927</text:p>
          </table:table-cell>
          <table:table-cell office:value-type="float" office:value="1465127157427" calcext:value-type="float">
            <text:p>1465127157427</text:p>
          </table:table-cell>
          <table:table-cell table:formula="of:=[.B354]-[.B353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7509" calcext:value-type="float">
            <text:p>1465127157509</text:p>
          </table:table-cell>
          <table:table-cell table:formula="of:=[.B355]-[.B354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7614" calcext:value-type="float">
            <text:p>1465127157614</text:p>
          </table:table-cell>
          <table:table-cell table:formula="of:=[.B356]-[.B355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7721" calcext:value-type="float">
            <text:p>1465127157721</text:p>
          </table:table-cell>
          <table:table-cell table:formula="of:=[.B357]-[.B356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7813" calcext:value-type="float">
            <text:p>1465127157813</text:p>
          </table:table-cell>
          <table:table-cell table:formula="of:=[.B358]-[.B357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7895" calcext:value-type="float">
            <text:p>1465127157895</text:p>
          </table:table-cell>
          <table:table-cell table:formula="of:=[.B359]-[.B358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65127156488" calcext:value-type="float">
            <text:p>1465127156488</text:p>
          </table:table-cell>
          <table:table-cell office:value-type="float" office:value="1465127157994" calcext:value-type="float">
            <text:p>1465127157994</text:p>
          </table:table-cell>
          <table:table-cell table:formula="of:=[.B360]-[.B359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8082" calcext:value-type="float">
            <text:p>1465127158082</text:p>
          </table:table-cell>
          <table:table-cell table:formula="of:=[.B361]-[.B360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8190" calcext:value-type="float">
            <text:p>1465127158190</text:p>
          </table:table-cell>
          <table:table-cell table:formula="of:=[.B362]-[.B361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8285" calcext:value-type="float">
            <text:p>1465127158285</text:p>
          </table:table-cell>
          <table:table-cell table:formula="of:=[.B363]-[.B362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8380" calcext:value-type="float">
            <text:p>1465127158380</text:p>
          </table:table-cell>
          <table:table-cell table:formula="of:=[.B364]-[.B363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8472" calcext:value-type="float">
            <text:p>1465127158472</text:p>
          </table:table-cell>
          <table:table-cell table:formula="of:=[.B365]-[.B364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8574" calcext:value-type="float">
            <text:p>1465127158574</text:p>
          </table:table-cell>
          <table:table-cell table:formula="of:=[.B366]-[.B36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8665" calcext:value-type="float">
            <text:p>1465127158665</text:p>
          </table:table-cell>
          <table:table-cell table:formula="of:=[.B367]-[.B366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65127157253" calcext:value-type="float">
            <text:p>1465127157253</text:p>
          </table:table-cell>
          <table:table-cell office:value-type="float" office:value="1465127158756" calcext:value-type="float">
            <text:p>1465127158756</text:p>
          </table:table-cell>
          <table:table-cell table:formula="of:=[.B368]-[.B367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8858" calcext:value-type="float">
            <text:p>1465127158858</text:p>
          </table:table-cell>
          <table:table-cell table:formula="of:=[.B369]-[.B36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8960" calcext:value-type="float">
            <text:p>1465127158960</text:p>
          </table:table-cell>
          <table:table-cell table:formula="of:=[.B370]-[.B369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9068" calcext:value-type="float">
            <text:p>1465127159068</text:p>
          </table:table-cell>
          <table:table-cell table:formula="of:=[.B371]-[.B370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9175" calcext:value-type="float">
            <text:p>1465127159175</text:p>
          </table:table-cell>
          <table:table-cell table:formula="of:=[.B372]-[.B371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9452" calcext:value-type="float">
            <text:p>1465127159452</text:p>
          </table:table-cell>
          <table:table-cell table:formula="of:=[.B373]-[.B372]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9559" calcext:value-type="float">
            <text:p>1465127159559</text:p>
          </table:table-cell>
          <table:table-cell table:formula="of:=[.B374]-[.B373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9669" calcext:value-type="float">
            <text:p>1465127159669</text:p>
          </table:table-cell>
          <table:table-cell table:formula="of:=[.B375]-[.B374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9759" calcext:value-type="float">
            <text:p>1465127159759</text:p>
          </table:table-cell>
          <table:table-cell table:formula="of:=[.B376]-[.B375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9849" calcext:value-type="float">
            <text:p>1465127159849</text:p>
          </table:table-cell>
          <table:table-cell table:formula="of:=[.B377]-[.B376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59940" calcext:value-type="float">
            <text:p>1465127159940</text:p>
          </table:table-cell>
          <table:table-cell table:formula="of:=[.B378]-[.B377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65127158528" calcext:value-type="float">
            <text:p>1465127158528</text:p>
          </table:table-cell>
          <table:table-cell office:value-type="float" office:value="1465127160030" calcext:value-type="float">
            <text:p>1465127160030</text:p>
          </table:table-cell>
          <table:table-cell table:formula="of:=[.B379]-[.B378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0126" calcext:value-type="float">
            <text:p>1465127160126</text:p>
          </table:table-cell>
          <table:table-cell table:formula="of:=[.B380]-[.B379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0224" calcext:value-type="float">
            <text:p>1465127160224</text:p>
          </table:table-cell>
          <table:table-cell table:formula="of:=[.B381]-[.B380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0325" calcext:value-type="float">
            <text:p>1465127160325</text:p>
          </table:table-cell>
          <table:table-cell table:formula="of:=[.B382]-[.B38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0421" calcext:value-type="float">
            <text:p>1465127160421</text:p>
          </table:table-cell>
          <table:table-cell table:formula="of:=[.B383]-[.B382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0514" calcext:value-type="float">
            <text:p>1465127160514</text:p>
          </table:table-cell>
          <table:table-cell table:formula="of:=[.B384]-[.B383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0606" calcext:value-type="float">
            <text:p>1465127160606</text:p>
          </table:table-cell>
          <table:table-cell table:formula="of:=[.B385]-[.B384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65127159191" calcext:value-type="float">
            <text:p>1465127159191</text:p>
          </table:table-cell>
          <table:table-cell office:value-type="float" office:value="1465127160698" calcext:value-type="float">
            <text:p>1465127160698</text:p>
          </table:table-cell>
          <table:table-cell table:formula="of:=[.B386]-[.B385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0804" calcext:value-type="float">
            <text:p>1465127160804</text:p>
          </table:table-cell>
          <table:table-cell table:formula="of:=[.B387]-[.B386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0895" calcext:value-type="float">
            <text:p>1465127160895</text:p>
          </table:table-cell>
          <table:table-cell table:formula="of:=[.B388]-[.B387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0987" calcext:value-type="float">
            <text:p>1465127160987</text:p>
          </table:table-cell>
          <table:table-cell table:formula="of:=[.B389]-[.B388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1076" calcext:value-type="float">
            <text:p>1465127161076</text:p>
          </table:table-cell>
          <table:table-cell table:formula="of:=[.B390]-[.B389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1175" calcext:value-type="float">
            <text:p>1465127161175</text:p>
          </table:table-cell>
          <table:table-cell table:formula="of:=[.B391]-[.B390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1265" calcext:value-type="float">
            <text:p>1465127161265</text:p>
          </table:table-cell>
          <table:table-cell table:formula="of:=[.B392]-[.B391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65127159854" calcext:value-type="float">
            <text:p>1465127159854</text:p>
          </table:table-cell>
          <table:table-cell office:value-type="float" office:value="1465127161370" calcext:value-type="float">
            <text:p>1465127161370</text:p>
          </table:table-cell>
          <table:table-cell table:formula="of:=[.B393]-[.B392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1464" calcext:value-type="float">
            <text:p>1465127161464</text:p>
          </table:table-cell>
          <table:table-cell table:formula="of:=[.B394]-[.B393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1560" calcext:value-type="float">
            <text:p>1465127161560</text:p>
          </table:table-cell>
          <table:table-cell table:formula="of:=[.B395]-[.B394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1649" calcext:value-type="float">
            <text:p>1465127161649</text:p>
          </table:table-cell>
          <table:table-cell table:formula="of:=[.B396]-[.B395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1739" calcext:value-type="float">
            <text:p>1465127161739</text:p>
          </table:table-cell>
          <table:table-cell table:formula="of:=[.B397]-[.B396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1829" calcext:value-type="float">
            <text:p>1465127161829</text:p>
          </table:table-cell>
          <table:table-cell table:formula="of:=[.B398]-[.B397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65127160415" calcext:value-type="float">
            <text:p>1465127160415</text:p>
          </table:table-cell>
          <table:table-cell office:value-type="float" office:value="1465127161921" calcext:value-type="float">
            <text:p>1465127161921</text:p>
          </table:table-cell>
          <table:table-cell table:formula="of:=[.B399]-[.B398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2009" calcext:value-type="float">
            <text:p>1465127162009</text:p>
          </table:table-cell>
          <table:table-cell table:formula="of:=[.B400]-[.B399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2114" calcext:value-type="float">
            <text:p>1465127162114</text:p>
          </table:table-cell>
          <table:table-cell table:formula="of:=[.B401]-[.B400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2200" calcext:value-type="float">
            <text:p>1465127162200</text:p>
          </table:table-cell>
          <table:table-cell table:formula="of:=[.B402]-[.B401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2287" calcext:value-type="float">
            <text:p>1465127162287</text:p>
          </table:table-cell>
          <table:table-cell table:formula="of:=[.B403]-[.B402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65127160874" calcext:value-type="float">
            <text:p>1465127160874</text:p>
          </table:table-cell>
          <table:table-cell office:value-type="float" office:value="1465127162387" calcext:value-type="float">
            <text:p>1465127162387</text:p>
          </table:table-cell>
          <table:table-cell table:formula="of:=[.B404]-[.B40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2486" calcext:value-type="float">
            <text:p>1465127162486</text:p>
          </table:table-cell>
          <table:table-cell table:formula="of:=[.B405]-[.B404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2581" calcext:value-type="float">
            <text:p>1465127162581</text:p>
          </table:table-cell>
          <table:table-cell table:formula="of:=[.B406]-[.B405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2679" calcext:value-type="float">
            <text:p>1465127162679</text:p>
          </table:table-cell>
          <table:table-cell table:formula="of:=[.B407]-[.B406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2770" calcext:value-type="float">
            <text:p>1465127162770</text:p>
          </table:table-cell>
          <table:table-cell table:formula="of:=[.B408]-[.B407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2861" calcext:value-type="float">
            <text:p>1465127162861</text:p>
          </table:table-cell>
          <table:table-cell table:formula="of:=[.B409]-[.B408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2950" calcext:value-type="float">
            <text:p>1465127162950</text:p>
          </table:table-cell>
          <table:table-cell table:formula="of:=[.B410]-[.B409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65127161537" calcext:value-type="float">
            <text:p>1465127161537</text:p>
          </table:table-cell>
          <table:table-cell office:value-type="float" office:value="1465127163058" calcext:value-type="float">
            <text:p>1465127163058</text:p>
          </table:table-cell>
          <table:table-cell table:formula="of:=[.B411]-[.B410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3147" calcext:value-type="float">
            <text:p>1465127163147</text:p>
          </table:table-cell>
          <table:table-cell table:formula="of:=[.B412]-[.B411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65127161741" calcext:value-type="float">
            <text:p>1465127161741</text:p>
          </table:table-cell>
          <table:table-cell office:value-type="float" office:value="1465127163240" calcext:value-type="float">
            <text:p>1465127163240</text:p>
          </table:table-cell>
          <table:table-cell table:formula="of:=[.B413]-[.B412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3327" calcext:value-type="float">
            <text:p>1465127163327</text:p>
          </table:table-cell>
          <table:table-cell table:formula="of:=[.B414]-[.B413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3423" calcext:value-type="float">
            <text:p>1465127163423</text:p>
          </table:table-cell>
          <table:table-cell table:formula="of:=[.B415]-[.B414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3513" calcext:value-type="float">
            <text:p>1465127163513</text:p>
          </table:table-cell>
          <table:table-cell table:formula="of:=[.B416]-[.B415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65127162098" calcext:value-type="float">
            <text:p>1465127162098</text:p>
          </table:table-cell>
          <table:table-cell office:value-type="float" office:value="1465127163618" calcext:value-type="float">
            <text:p>1465127163618</text:p>
          </table:table-cell>
          <table:table-cell table:formula="of:=[.B417]-[.B416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3705" calcext:value-type="float">
            <text:p>1465127163705</text:p>
          </table:table-cell>
          <table:table-cell table:formula="of:=[.B418]-[.B417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3804" calcext:value-type="float">
            <text:p>1465127163804</text:p>
          </table:table-cell>
          <table:table-cell table:formula="of:=[.B419]-[.B418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3898" calcext:value-type="float">
            <text:p>1465127163898</text:p>
          </table:table-cell>
          <table:table-cell table:formula="of:=[.B420]-[.B419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3986" calcext:value-type="float">
            <text:p>1465127163986</text:p>
          </table:table-cell>
          <table:table-cell table:formula="of:=[.B421]-[.B420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4075" calcext:value-type="float">
            <text:p>1465127164075</text:p>
          </table:table-cell>
          <table:table-cell table:formula="of:=[.B422]-[.B421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65127162659" calcext:value-type="float">
            <text:p>1465127162659</text:p>
          </table:table-cell>
          <table:table-cell office:value-type="float" office:value="1465127164173" calcext:value-type="float">
            <text:p>1465127164173</text:p>
          </table:table-cell>
          <table:table-cell table:formula="of:=[.B423]-[.B422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4264" calcext:value-type="float">
            <text:p>1465127164264</text:p>
          </table:table-cell>
          <table:table-cell table:formula="of:=[.B424]-[.B423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4359" calcext:value-type="float">
            <text:p>1465127164359</text:p>
          </table:table-cell>
          <table:table-cell table:formula="of:=[.B425]-[.B424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4454" calcext:value-type="float">
            <text:p>1465127164454</text:p>
          </table:table-cell>
          <table:table-cell table:formula="of:=[.B426]-[.B425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4542" calcext:value-type="float">
            <text:p>1465127164542</text:p>
          </table:table-cell>
          <table:table-cell table:formula="of:=[.B427]-[.B426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4634" calcext:value-type="float">
            <text:p>1465127164634</text:p>
          </table:table-cell>
          <table:table-cell table:formula="of:=[.B428]-[.B427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65127163220" calcext:value-type="float">
            <text:p>1465127163220</text:p>
          </table:table-cell>
          <table:table-cell office:value-type="float" office:value="1465127164721" calcext:value-type="float">
            <text:p>1465127164721</text:p>
          </table:table-cell>
          <table:table-cell table:formula="of:=[.B429]-[.B428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4817" calcext:value-type="float">
            <text:p>1465127164817</text:p>
          </table:table-cell>
          <table:table-cell table:formula="of:=[.B430]-[.B429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4922" calcext:value-type="float">
            <text:p>1465127164922</text:p>
          </table:table-cell>
          <table:table-cell table:formula="of:=[.B431]-[.B430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5018" calcext:value-type="float">
            <text:p>1465127165018</text:p>
          </table:table-cell>
          <table:table-cell table:formula="of:=[.B432]-[.B431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5104" calcext:value-type="float">
            <text:p>1465127165104</text:p>
          </table:table-cell>
          <table:table-cell table:formula="of:=[.B433]-[.B432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5195" calcext:value-type="float">
            <text:p>1465127165195</text:p>
          </table:table-cell>
          <table:table-cell table:formula="of:=[.B434]-[.B433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65127163781" calcext:value-type="float">
            <text:p>1465127163781</text:p>
          </table:table-cell>
          <table:table-cell office:value-type="float" office:value="1465127165281" calcext:value-type="float">
            <text:p>1465127165281</text:p>
          </table:table-cell>
          <table:table-cell table:formula="of:=[.B435]-[.B434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5374" calcext:value-type="float">
            <text:p>1465127165374</text:p>
          </table:table-cell>
          <table:table-cell table:formula="of:=[.B436]-[.B435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5465" calcext:value-type="float">
            <text:p>1465127165465</text:p>
          </table:table-cell>
          <table:table-cell table:formula="of:=[.B437]-[.B436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5567" calcext:value-type="float">
            <text:p>1465127165567</text:p>
          </table:table-cell>
          <table:table-cell table:formula="of:=[.B438]-[.B43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5653" calcext:value-type="float">
            <text:p>1465127165653</text:p>
          </table:table-cell>
          <table:table-cell table:formula="of:=[.B439]-[.B438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65127164240" calcext:value-type="float">
            <text:p>1465127164240</text:p>
          </table:table-cell>
          <table:table-cell office:value-type="float" office:value="1465127165738" calcext:value-type="float">
            <text:p>1465127165738</text:p>
          </table:table-cell>
          <table:table-cell table:formula="of:=[.B440]-[.B439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5834" calcext:value-type="float">
            <text:p>1465127165834</text:p>
          </table:table-cell>
          <table:table-cell table:formula="of:=[.B441]-[.B440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5925" calcext:value-type="float">
            <text:p>1465127165925</text:p>
          </table:table-cell>
          <table:table-cell table:formula="of:=[.B442]-[.B441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6010" calcext:value-type="float">
            <text:p>1465127166010</text:p>
          </table:table-cell>
          <table:table-cell table:formula="of:=[.B443]-[.B442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65127164597" calcext:value-type="float">
            <text:p>1465127164597</text:p>
          </table:table-cell>
          <table:table-cell office:value-type="float" office:value="1465127166111" calcext:value-type="float">
            <text:p>1465127166111</text:p>
          </table:table-cell>
          <table:table-cell table:formula="of:=[.B444]-[.B44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6202" calcext:value-type="float">
            <text:p>1465127166202</text:p>
          </table:table-cell>
          <table:table-cell table:formula="of:=[.B445]-[.B444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6302" calcext:value-type="float">
            <text:p>1465127166302</text:p>
          </table:table-cell>
          <table:table-cell table:formula="of:=[.B446]-[.B44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6387" calcext:value-type="float">
            <text:p>1465127166387</text:p>
          </table:table-cell>
          <table:table-cell table:formula="of:=[.B447]-[.B446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6488" calcext:value-type="float">
            <text:p>1465127166488</text:p>
          </table:table-cell>
          <table:table-cell table:formula="of:=[.B448]-[.B447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6574" calcext:value-type="float">
            <text:p>1465127166574</text:p>
          </table:table-cell>
          <table:table-cell table:formula="of:=[.B449]-[.B448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65127165158" calcext:value-type="float">
            <text:p>1465127165158</text:p>
          </table:table-cell>
          <table:table-cell office:value-type="float" office:value="1465127166666" calcext:value-type="float">
            <text:p>1465127166666</text:p>
          </table:table-cell>
          <table:table-cell table:formula="of:=[.B450]-[.B449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6774" calcext:value-type="float">
            <text:p>1465127166774</text:p>
          </table:table-cell>
          <table:table-cell table:formula="of:=[.B451]-[.B450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6859" calcext:value-type="float">
            <text:p>1465127166859</text:p>
          </table:table-cell>
          <table:table-cell table:formula="of:=[.B452]-[.B451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6952" calcext:value-type="float">
            <text:p>1465127166952</text:p>
          </table:table-cell>
          <table:table-cell table:formula="of:=[.B453]-[.B452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7049" calcext:value-type="float">
            <text:p>1465127167049</text:p>
          </table:table-cell>
          <table:table-cell table:formula="of:=[.B454]-[.B453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7141" calcext:value-type="float">
            <text:p>1465127167141</text:p>
          </table:table-cell>
          <table:table-cell table:formula="of:=[.B455]-[.B454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7230" calcext:value-type="float">
            <text:p>1465127167230</text:p>
          </table:table-cell>
          <table:table-cell table:formula="of:=[.B456]-[.B455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65127165821" calcext:value-type="float">
            <text:p>1465127165821</text:p>
          </table:table-cell>
          <table:table-cell office:value-type="float" office:value="1465127167318" calcext:value-type="float">
            <text:p>1465127167318</text:p>
          </table:table-cell>
          <table:table-cell table:formula="of:=[.B457]-[.B456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7406" calcext:value-type="float">
            <text:p>1465127167406</text:p>
          </table:table-cell>
          <table:table-cell table:formula="of:=[.B458]-[.B457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7495" calcext:value-type="float">
            <text:p>1465127167495</text:p>
          </table:table-cell>
          <table:table-cell table:formula="of:=[.B459]-[.B458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7587" calcext:value-type="float">
            <text:p>1465127167587</text:p>
          </table:table-cell>
          <table:table-cell table:formula="of:=[.B460]-[.B459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65127166178" calcext:value-type="float">
            <text:p>1465127166178</text:p>
          </table:table-cell>
          <table:table-cell office:value-type="float" office:value="1465127167676" calcext:value-type="float">
            <text:p>1465127167676</text:p>
          </table:table-cell>
          <table:table-cell table:formula="of:=[.B461]-[.B460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7773" calcext:value-type="float">
            <text:p>1465127167773</text:p>
          </table:table-cell>
          <table:table-cell table:formula="of:=[.B462]-[.B461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7863" calcext:value-type="float">
            <text:p>1465127167863</text:p>
          </table:table-cell>
          <table:table-cell table:formula="of:=[.B463]-[.B462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7960" calcext:value-type="float">
            <text:p>1465127167960</text:p>
          </table:table-cell>
          <table:table-cell table:formula="of:=[.B464]-[.B463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8049" calcext:value-type="float">
            <text:p>1465127168049</text:p>
          </table:table-cell>
          <table:table-cell table:formula="of:=[.B465]-[.B464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65127166637" calcext:value-type="float">
            <text:p>1465127166637</text:p>
          </table:table-cell>
          <table:table-cell office:value-type="float" office:value="1465127168138" calcext:value-type="float">
            <text:p>1465127168138</text:p>
          </table:table-cell>
          <table:table-cell table:formula="of:=[.B466]-[.B465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8235" calcext:value-type="float">
            <text:p>1465127168235</text:p>
          </table:table-cell>
          <table:table-cell table:formula="of:=[.B467]-[.B466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8332" calcext:value-type="float">
            <text:p>1465127168332</text:p>
          </table:table-cell>
          <table:table-cell table:formula="of:=[.B468]-[.B467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8423" calcext:value-type="float">
            <text:p>1465127168423</text:p>
          </table:table-cell>
          <table:table-cell table:formula="of:=[.B469]-[.B468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8513" calcext:value-type="float">
            <text:p>1465127168513</text:p>
          </table:table-cell>
          <table:table-cell table:formula="of:=[.B470]-[.B469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65127167096" calcext:value-type="float">
            <text:p>1465127167096</text:p>
          </table:table-cell>
          <table:table-cell office:value-type="float" office:value="1465127168604" calcext:value-type="float">
            <text:p>1465127168604</text:p>
          </table:table-cell>
          <table:table-cell table:formula="of:=[.B471]-[.B470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8695" calcext:value-type="float">
            <text:p>1465127168695</text:p>
          </table:table-cell>
          <table:table-cell table:formula="of:=[.B472]-[.B471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8792" calcext:value-type="float">
            <text:p>1465127168792</text:p>
          </table:table-cell>
          <table:table-cell table:formula="of:=[.B473]-[.B47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8882" calcext:value-type="float">
            <text:p>1465127168882</text:p>
          </table:table-cell>
          <table:table-cell table:formula="of:=[.B474]-[.B473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8971" calcext:value-type="float">
            <text:p>1465127168971</text:p>
          </table:table-cell>
          <table:table-cell table:formula="of:=[.B475]-[.B474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65127167555" calcext:value-type="float">
            <text:p>1465127167555</text:p>
          </table:table-cell>
          <table:table-cell office:value-type="float" office:value="1465127169060" calcext:value-type="float">
            <text:p>1465127169060</text:p>
          </table:table-cell>
          <table:table-cell table:formula="of:=[.B476]-[.B475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9151" calcext:value-type="float">
            <text:p>1465127169151</text:p>
          </table:table-cell>
          <table:table-cell table:formula="of:=[.B477]-[.B476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9240" calcext:value-type="float">
            <text:p>1465127169240</text:p>
          </table:table-cell>
          <table:table-cell table:formula="of:=[.B478]-[.B477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9339" calcext:value-type="float">
            <text:p>1465127169339</text:p>
          </table:table-cell>
          <table:table-cell table:formula="of:=[.B479]-[.B478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9447" calcext:value-type="float">
            <text:p>1465127169447</text:p>
          </table:table-cell>
          <table:table-cell table:formula="of:=[.B480]-[.B479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9538" calcext:value-type="float">
            <text:p>1465127169538</text:p>
          </table:table-cell>
          <table:table-cell table:formula="of:=[.B481]-[.B480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9628" calcext:value-type="float">
            <text:p>1465127169628</text:p>
          </table:table-cell>
          <table:table-cell table:formula="of:=[.B482]-[.B481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65127168218" calcext:value-type="float">
            <text:p>1465127168218</text:p>
          </table:table-cell>
          <table:table-cell office:value-type="float" office:value="1465127169718" calcext:value-type="float">
            <text:p>1465127169718</text:p>
          </table:table-cell>
          <table:table-cell table:formula="of:=[.B483]-[.B482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9806" calcext:value-type="float">
            <text:p>1465127169806</text:p>
          </table:table-cell>
          <table:table-cell table:formula="of:=[.B484]-[.B483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9897" calcext:value-type="float">
            <text:p>1465127169897</text:p>
          </table:table-cell>
          <table:table-cell table:formula="of:=[.B485]-[.B484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69987" calcext:value-type="float">
            <text:p>1465127169987</text:p>
          </table:table-cell>
          <table:table-cell table:formula="of:=[.B486]-[.B485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65127168575" calcext:value-type="float">
            <text:p>1465127168575</text:p>
          </table:table-cell>
          <table:table-cell office:value-type="float" office:value="1465127170094" calcext:value-type="float">
            <text:p>1465127170094</text:p>
          </table:table-cell>
          <table:table-cell table:formula="of:=[.B487]-[.B486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0182" calcext:value-type="float">
            <text:p>1465127170182</text:p>
          </table:table-cell>
          <table:table-cell table:formula="of:=[.B488]-[.B487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0271" calcext:value-type="float">
            <text:p>1465127170271</text:p>
          </table:table-cell>
          <table:table-cell table:formula="of:=[.B489]-[.B488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0363" calcext:value-type="float">
            <text:p>1465127170363</text:p>
          </table:table-cell>
          <table:table-cell table:formula="of:=[.B490]-[.B489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0452" calcext:value-type="float">
            <text:p>1465127170452</text:p>
          </table:table-cell>
          <table:table-cell table:formula="of:=[.B491]-[.B490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0560" calcext:value-type="float">
            <text:p>1465127170560</text:p>
          </table:table-cell>
          <table:table-cell table:formula="of:=[.B492]-[.B491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0648" calcext:value-type="float">
            <text:p>1465127170648</text:p>
          </table:table-cell>
          <table:table-cell table:formula="of:=[.B493]-[.B492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65127169238" calcext:value-type="float">
            <text:p>1465127169238</text:p>
          </table:table-cell>
          <table:table-cell office:value-type="float" office:value="1465127170737" calcext:value-type="float">
            <text:p>1465127170737</text:p>
          </table:table-cell>
          <table:table-cell table:formula="of:=[.B494]-[.B493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0827" calcext:value-type="float">
            <text:p>1465127170827</text:p>
          </table:table-cell>
          <table:table-cell table:formula="of:=[.B495]-[.B494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0921" calcext:value-type="float">
            <text:p>1465127170921</text:p>
          </table:table-cell>
          <table:table-cell table:formula="of:=[.B496]-[.B495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1010" calcext:value-type="float">
            <text:p>1465127171010</text:p>
          </table:table-cell>
          <table:table-cell table:formula="of:=[.B497]-[.B496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65127169595" calcext:value-type="float">
            <text:p>1465127169595</text:p>
          </table:table-cell>
          <table:table-cell office:value-type="float" office:value="1465127171116" calcext:value-type="float">
            <text:p>1465127171116</text:p>
          </table:table-cell>
          <table:table-cell table:formula="of:=[.B498]-[.B497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1205" calcext:value-type="float">
            <text:p>1465127171205</text:p>
          </table:table-cell>
          <table:table-cell table:formula="of:=[.B499]-[.B498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65127169799" calcext:value-type="float">
            <text:p>1465127169799</text:p>
          </table:table-cell>
          <table:table-cell office:value-type="float" office:value="1465127171297" calcext:value-type="float">
            <text:p>1465127171297</text:p>
          </table:table-cell>
          <table:table-cell table:formula="of:=[.B500]-[.B499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1390" calcext:value-type="float">
            <text:p>1465127171390</text:p>
          </table:table-cell>
          <table:table-cell table:formula="of:=[.B501]-[.B500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1498" calcext:value-type="float">
            <text:p>1465127171498</text:p>
          </table:table-cell>
          <table:table-cell table:formula="of:=[.B502]-[.B501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1605" calcext:value-type="float">
            <text:p>1465127171605</text:p>
          </table:table-cell>
          <table:table-cell table:formula="of:=[.B503]-[.B502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1699" calcext:value-type="float">
            <text:p>1465127171699</text:p>
          </table:table-cell>
          <table:table-cell table:formula="of:=[.B504]-[.B503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1799" calcext:value-type="float">
            <text:p>1465127171799</text:p>
          </table:table-cell>
          <table:table-cell table:formula="of:=[.B505]-[.B50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1891" calcext:value-type="float">
            <text:p>1465127171891</text:p>
          </table:table-cell>
          <table:table-cell table:formula="of:=[.B506]-[.B505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1987" calcext:value-type="float">
            <text:p>1465127171987</text:p>
          </table:table-cell>
          <table:table-cell table:formula="of:=[.B507]-[.B506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2083" calcext:value-type="float">
            <text:p>1465127172083</text:p>
          </table:table-cell>
          <table:table-cell table:formula="of:=[.B508]-[.B507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65127170666" calcext:value-type="float">
            <text:p>1465127170666</text:p>
          </table:table-cell>
          <table:table-cell office:value-type="float" office:value="1465127172175" calcext:value-type="float">
            <text:p>1465127172175</text:p>
          </table:table-cell>
          <table:table-cell table:formula="of:=[.B509]-[.B508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2267" calcext:value-type="float">
            <text:p>1465127172267</text:p>
          </table:table-cell>
          <table:table-cell table:formula="of:=[.B510]-[.B509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2366" calcext:value-type="float">
            <text:p>1465127172366</text:p>
          </table:table-cell>
          <table:table-cell table:formula="of:=[.B511]-[.B510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2464" calcext:value-type="float">
            <text:p>1465127172464</text:p>
          </table:table-cell>
          <table:table-cell table:formula="of:=[.B512]-[.B511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2564" calcext:value-type="float">
            <text:p>1465127172564</text:p>
          </table:table-cell>
          <table:table-cell table:formula="of:=[.B513]-[.B51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2659" calcext:value-type="float">
            <text:p>1465127172659</text:p>
          </table:table-cell>
          <table:table-cell table:formula="of:=[.B514]-[.B513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2762" calcext:value-type="float">
            <text:p>1465127172762</text:p>
          </table:table-cell>
          <table:table-cell table:formula="of:=[.B515]-[.B51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2861" calcext:value-type="float">
            <text:p>1465127172861</text:p>
          </table:table-cell>
          <table:table-cell table:formula="of:=[.B516]-[.B515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2961" calcext:value-type="float">
            <text:p>1465127172961</text:p>
          </table:table-cell>
          <table:table-cell table:formula="of:=[.B517]-[.B516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3067" calcext:value-type="float">
            <text:p>1465127173067</text:p>
          </table:table-cell>
          <table:table-cell table:formula="of:=[.B518]-[.B517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3165" calcext:value-type="float">
            <text:p>1465127173165</text:p>
          </table:table-cell>
          <table:table-cell table:formula="of:=[.B519]-[.B518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3262" calcext:value-type="float">
            <text:p>1465127173262</text:p>
          </table:table-cell>
          <table:table-cell table:formula="of:=[.B520]-[.B519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3368" calcext:value-type="float">
            <text:p>1465127173368</text:p>
          </table:table-cell>
          <table:table-cell table:formula="of:=[.B521]-[.B520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3464" calcext:value-type="float">
            <text:p>1465127173464</text:p>
          </table:table-cell>
          <table:table-cell table:formula="of:=[.B522]-[.B521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3560" calcext:value-type="float">
            <text:p>1465127173560</text:p>
          </table:table-cell>
          <table:table-cell table:formula="of:=[.B523]-[.B522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65127172145" calcext:value-type="float">
            <text:p>1465127172145</text:p>
          </table:table-cell>
          <table:table-cell office:value-type="float" office:value="1465127173657" calcext:value-type="float">
            <text:p>1465127173657</text:p>
          </table:table-cell>
          <table:table-cell table:formula="of:=[.B524]-[.B523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3758" calcext:value-type="float">
            <text:p>1465127173758</text:p>
          </table:table-cell>
          <table:table-cell table:formula="of:=[.B525]-[.B52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3856" calcext:value-type="float">
            <text:p>1465127173856</text:p>
          </table:table-cell>
          <table:table-cell table:formula="of:=[.B526]-[.B525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3953" calcext:value-type="float">
            <text:p>1465127173953</text:p>
          </table:table-cell>
          <table:table-cell table:formula="of:=[.B527]-[.B526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4051" calcext:value-type="float">
            <text:p>1465127174051</text:p>
          </table:table-cell>
          <table:table-cell table:formula="of:=[.B528]-[.B527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4150" calcext:value-type="float">
            <text:p>1465127174150</text:p>
          </table:table-cell>
          <table:table-cell table:formula="of:=[.B529]-[.B528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4248" calcext:value-type="float">
            <text:p>1465127174248</text:p>
          </table:table-cell>
          <table:table-cell table:formula="of:=[.B530]-[.B529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4346" calcext:value-type="float">
            <text:p>1465127174346</text:p>
          </table:table-cell>
          <table:table-cell table:formula="of:=[.B531]-[.B530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4443" calcext:value-type="float">
            <text:p>1465127174443</text:p>
          </table:table-cell>
          <table:table-cell table:formula="of:=[.B532]-[.B531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4541" calcext:value-type="float">
            <text:p>1465127174541</text:p>
          </table:table-cell>
          <table:table-cell table:formula="of:=[.B533]-[.B532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4637" calcext:value-type="float">
            <text:p>1465127174637</text:p>
          </table:table-cell>
          <table:table-cell table:formula="of:=[.B534]-[.B533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4733" calcext:value-type="float">
            <text:p>1465127174733</text:p>
          </table:table-cell>
          <table:table-cell table:formula="of:=[.B535]-[.B534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65127173318" calcext:value-type="float">
            <text:p>1465127173318</text:p>
          </table:table-cell>
          <table:table-cell office:value-type="float" office:value="1465127174837" calcext:value-type="float">
            <text:p>1465127174837</text:p>
          </table:table-cell>
          <table:table-cell table:formula="of:=[.B536]-[.B535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4932" calcext:value-type="float">
            <text:p>1465127174932</text:p>
          </table:table-cell>
          <table:table-cell table:formula="of:=[.B537]-[.B536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5027" calcext:value-type="float">
            <text:p>1465127175027</text:p>
          </table:table-cell>
          <table:table-cell table:formula="of:=[.B538]-[.B537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5121" calcext:value-type="float">
            <text:p>1465127175121</text:p>
          </table:table-cell>
          <table:table-cell table:formula="of:=[.B539]-[.B538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5216" calcext:value-type="float">
            <text:p>1465127175216</text:p>
          </table:table-cell>
          <table:table-cell table:formula="of:=[.B540]-[.B539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5310" calcext:value-type="float">
            <text:p>1465127175310</text:p>
          </table:table-cell>
          <table:table-cell table:formula="of:=[.B541]-[.B540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5406" calcext:value-type="float">
            <text:p>1465127175406</text:p>
          </table:table-cell>
          <table:table-cell table:formula="of:=[.B542]-[.B541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5505" calcext:value-type="float">
            <text:p>1465127175505</text:p>
          </table:table-cell>
          <table:table-cell table:formula="of:=[.B543]-[.B542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5611" calcext:value-type="float">
            <text:p>1465127175611</text:p>
          </table:table-cell>
          <table:table-cell table:formula="of:=[.B544]-[.B543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5706" calcext:value-type="float">
            <text:p>1465127175706</text:p>
          </table:table-cell>
          <table:table-cell table:formula="of:=[.B545]-[.B544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5801" calcext:value-type="float">
            <text:p>1465127175801</text:p>
          </table:table-cell>
          <table:table-cell table:formula="of:=[.B546]-[.B545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65127174389" calcext:value-type="float">
            <text:p>1465127174389</text:p>
          </table:table-cell>
          <table:table-cell office:value-type="float" office:value="1465127175895" calcext:value-type="float">
            <text:p>1465127175895</text:p>
          </table:table-cell>
          <table:table-cell table:formula="of:=[.B547]-[.B546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6005" calcext:value-type="float">
            <text:p>1465127176005</text:p>
          </table:table-cell>
          <table:table-cell table:formula="of:=[.B548]-[.B547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6100" calcext:value-type="float">
            <text:p>1465127176100</text:p>
          </table:table-cell>
          <table:table-cell table:formula="of:=[.B549]-[.B548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6193" calcext:value-type="float">
            <text:p>1465127176193</text:p>
          </table:table-cell>
          <table:table-cell table:formula="of:=[.B550]-[.B549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6299" calcext:value-type="float">
            <text:p>1465127176299</text:p>
          </table:table-cell>
          <table:table-cell table:formula="of:=[.B551]-[.B550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6400" calcext:value-type="float">
            <text:p>1465127176400</text:p>
          </table:table-cell>
          <table:table-cell table:formula="of:=[.B552]-[.B55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6504" calcext:value-type="float">
            <text:p>1465127176504</text:p>
          </table:table-cell>
          <table:table-cell table:formula="of:=[.B553]-[.B552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6598" calcext:value-type="float">
            <text:p>1465127176598</text:p>
          </table:table-cell>
          <table:table-cell table:formula="of:=[.B554]-[.B553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6690" calcext:value-type="float">
            <text:p>1465127176690</text:p>
          </table:table-cell>
          <table:table-cell table:formula="of:=[.B555]-[.B554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6794" calcext:value-type="float">
            <text:p>1465127176794</text:p>
          </table:table-cell>
          <table:table-cell table:formula="of:=[.B556]-[.B555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6888" calcext:value-type="float">
            <text:p>1465127176888</text:p>
          </table:table-cell>
          <table:table-cell table:formula="of:=[.B557]-[.B556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6981" calcext:value-type="float">
            <text:p>1465127176981</text:p>
          </table:table-cell>
          <table:table-cell table:formula="of:=[.B558]-[.B557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7074" calcext:value-type="float">
            <text:p>1465127177074</text:p>
          </table:table-cell>
          <table:table-cell table:formula="of:=[.B559]-[.B558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65127175664" calcext:value-type="float">
            <text:p>1465127175664</text:p>
          </table:table-cell>
          <table:table-cell office:value-type="float" office:value="1465127177166" calcext:value-type="float">
            <text:p>1465127177166</text:p>
          </table:table-cell>
          <table:table-cell table:formula="of:=[.B560]-[.B559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7267" calcext:value-type="float">
            <text:p>1465127177267</text:p>
          </table:table-cell>
          <table:table-cell table:formula="of:=[.B561]-[.B56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7366" calcext:value-type="float">
            <text:p>1465127177366</text:p>
          </table:table-cell>
          <table:table-cell table:formula="of:=[.B562]-[.B561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7467" calcext:value-type="float">
            <text:p>1465127177467</text:p>
          </table:table-cell>
          <table:table-cell table:formula="of:=[.B563]-[.B56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7564" calcext:value-type="float">
            <text:p>1465127177564</text:p>
          </table:table-cell>
          <table:table-cell table:formula="of:=[.B564]-[.B563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7656" calcext:value-type="float">
            <text:p>1465127177656</text:p>
          </table:table-cell>
          <table:table-cell table:formula="of:=[.B565]-[.B564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7757" calcext:value-type="float">
            <text:p>1465127177757</text:p>
          </table:table-cell>
          <table:table-cell table:formula="of:=[.B566]-[.B565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7859" calcext:value-type="float">
            <text:p>1465127177859</text:p>
          </table:table-cell>
          <table:table-cell table:formula="of:=[.B567]-[.B56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7951" calcext:value-type="float">
            <text:p>1465127177951</text:p>
          </table:table-cell>
          <table:table-cell table:formula="of:=[.B568]-[.B567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8058" calcext:value-type="float">
            <text:p>1465127178058</text:p>
          </table:table-cell>
          <table:table-cell table:formula="of:=[.B569]-[.B568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8152" calcext:value-type="float">
            <text:p>1465127178152</text:p>
          </table:table-cell>
          <table:table-cell table:formula="of:=[.B570]-[.B569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65127176735" calcext:value-type="float">
            <text:p>1465127176735</text:p>
          </table:table-cell>
          <table:table-cell office:value-type="float" office:value="1465127178245" calcext:value-type="float">
            <text:p>1465127178245</text:p>
          </table:table-cell>
          <table:table-cell table:formula="of:=[.B571]-[.B570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8338" calcext:value-type="float">
            <text:p>1465127178338</text:p>
          </table:table-cell>
          <table:table-cell table:formula="of:=[.B572]-[.B571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8430" calcext:value-type="float">
            <text:p>1465127178430</text:p>
          </table:table-cell>
          <table:table-cell table:formula="of:=[.B573]-[.B572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8530" calcext:value-type="float">
            <text:p>1465127178530</text:p>
          </table:table-cell>
          <table:table-cell table:formula="of:=[.B574]-[.B57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8628" calcext:value-type="float">
            <text:p>1465127178628</text:p>
          </table:table-cell>
          <table:table-cell table:formula="of:=[.B575]-[.B574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8733" calcext:value-type="float">
            <text:p>1465127178733</text:p>
          </table:table-cell>
          <table:table-cell table:formula="of:=[.B576]-[.B575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8826" calcext:value-type="float">
            <text:p>1465127178826</text:p>
          </table:table-cell>
          <table:table-cell table:formula="of:=[.B577]-[.B576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8920" calcext:value-type="float">
            <text:p>1465127178920</text:p>
          </table:table-cell>
          <table:table-cell table:formula="of:=[.B578]-[.B577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9016" calcext:value-type="float">
            <text:p>1465127179016</text:p>
          </table:table-cell>
          <table:table-cell table:formula="of:=[.B579]-[.B578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65127177602" calcext:value-type="float">
            <text:p>1465127177602</text:p>
          </table:table-cell>
          <table:table-cell office:value-type="float" office:value="1465127179111" calcext:value-type="float">
            <text:p>1465127179111</text:p>
          </table:table-cell>
          <table:table-cell table:formula="of:=[.B580]-[.B579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9211" calcext:value-type="float">
            <text:p>1465127179211</text:p>
          </table:table-cell>
          <table:table-cell table:formula="of:=[.B581]-[.B580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9318" calcext:value-type="float">
            <text:p>1465127179318</text:p>
          </table:table-cell>
          <table:table-cell table:formula="of:=[.B582]-[.B581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9413" calcext:value-type="float">
            <text:p>1465127179413</text:p>
          </table:table-cell>
          <table:table-cell table:formula="of:=[.B583]-[.B582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9508" calcext:value-type="float">
            <text:p>1465127179508</text:p>
          </table:table-cell>
          <table:table-cell table:formula="of:=[.B584]-[.B583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9604" calcext:value-type="float">
            <text:p>1465127179604</text:p>
          </table:table-cell>
          <table:table-cell table:formula="of:=[.B585]-[.B584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9710" calcext:value-type="float">
            <text:p>1465127179710</text:p>
          </table:table-cell>
          <table:table-cell table:formula="of:=[.B586]-[.B585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9818" calcext:value-type="float">
            <text:p>1465127179818</text:p>
          </table:table-cell>
          <table:table-cell table:formula="of:=[.B587]-[.B586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79916" calcext:value-type="float">
            <text:p>1465127179916</text:p>
          </table:table-cell>
          <table:table-cell table:formula="of:=[.B588]-[.B587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0013" calcext:value-type="float">
            <text:p>1465127180013</text:p>
          </table:table-cell>
          <table:table-cell table:formula="of:=[.B589]-[.B588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0111" calcext:value-type="float">
            <text:p>1465127180111</text:p>
          </table:table-cell>
          <table:table-cell table:formula="of:=[.B590]-[.B589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0215" calcext:value-type="float">
            <text:p>1465127180215</text:p>
          </table:table-cell>
          <table:table-cell table:formula="of:=[.B591]-[.B590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0311" calcext:value-type="float">
            <text:p>1465127180311</text:p>
          </table:table-cell>
          <table:table-cell table:formula="of:=[.B592]-[.B591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0408" calcext:value-type="float">
            <text:p>1465127180408</text:p>
          </table:table-cell>
          <table:table-cell table:formula="of:=[.B593]-[.B59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0516" calcext:value-type="float">
            <text:p>1465127180516</text:p>
          </table:table-cell>
          <table:table-cell table:formula="of:=[.B594]-[.B593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0612" calcext:value-type="float">
            <text:p>1465127180612</text:p>
          </table:table-cell>
          <table:table-cell table:formula="of:=[.B595]-[.B594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0709" calcext:value-type="float">
            <text:p>1465127180709</text:p>
          </table:table-cell>
          <table:table-cell table:formula="of:=[.B596]-[.B595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0808" calcext:value-type="float">
            <text:p>1465127180808</text:p>
          </table:table-cell>
          <table:table-cell table:formula="of:=[.B597]-[.B596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0905" calcext:value-type="float">
            <text:p>1465127180905</text:p>
          </table:table-cell>
          <table:table-cell table:formula="of:=[.B598]-[.B597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65127179489" calcext:value-type="float">
            <text:p>1465127179489</text:p>
          </table:table-cell>
          <table:table-cell office:value-type="float" office:value="1465127181002" calcext:value-type="float">
            <text:p>1465127181002</text:p>
          </table:table-cell>
          <table:table-cell table:formula="of:=[.B599]-[.B598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1112" calcext:value-type="float">
            <text:p>1465127181112</text:p>
          </table:table-cell>
          <table:table-cell table:formula="of:=[.B600]-[.B599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1208" calcext:value-type="float">
            <text:p>1465127181208</text:p>
          </table:table-cell>
          <table:table-cell table:formula="of:=[.B601]-[.B600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65127179795" calcext:value-type="float">
            <text:p>1465127179795</text:p>
          </table:table-cell>
          <table:table-cell office:value-type="float" office:value="1465127181312" calcext:value-type="float">
            <text:p>1465127181312</text:p>
          </table:table-cell>
          <table:table-cell table:formula="of:=[.B602]-[.B601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1408" calcext:value-type="float">
            <text:p>1465127181408</text:p>
          </table:table-cell>
          <table:table-cell table:formula="of:=[.B603]-[.B602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1504" calcext:value-type="float">
            <text:p>1465127181504</text:p>
          </table:table-cell>
          <table:table-cell table:formula="of:=[.B604]-[.B603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1600" calcext:value-type="float">
            <text:p>1465127181600</text:p>
          </table:table-cell>
          <table:table-cell table:formula="of:=[.B605]-[.B604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1706" calcext:value-type="float">
            <text:p>1465127181706</text:p>
          </table:table-cell>
          <table:table-cell table:formula="of:=[.B606]-[.B605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1812" calcext:value-type="float">
            <text:p>1465127181812</text:p>
          </table:table-cell>
          <table:table-cell table:formula="of:=[.B607]-[.B606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1910" calcext:value-type="float">
            <text:p>1465127181910</text:p>
          </table:table-cell>
          <table:table-cell table:formula="of:=[.B608]-[.B607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2005" calcext:value-type="float">
            <text:p>1465127182005</text:p>
          </table:table-cell>
          <table:table-cell table:formula="of:=[.B609]-[.B608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2101" calcext:value-type="float">
            <text:p>1465127182101</text:p>
          </table:table-cell>
          <table:table-cell table:formula="of:=[.B610]-[.B609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2207" calcext:value-type="float">
            <text:p>1465127182207</text:p>
          </table:table-cell>
          <table:table-cell table:formula="of:=[.B611]-[.B610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2317" calcext:value-type="float">
            <text:p>1465127182317</text:p>
          </table:table-cell>
          <table:table-cell table:formula="of:=[.B612]-[.B611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2413" calcext:value-type="float">
            <text:p>1465127182413</text:p>
          </table:table-cell>
          <table:table-cell table:formula="of:=[.B613]-[.B612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2508" calcext:value-type="float">
            <text:p>1465127182508</text:p>
          </table:table-cell>
          <table:table-cell table:formula="of:=[.B614]-[.B613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2615" calcext:value-type="float">
            <text:p>1465127182615</text:p>
          </table:table-cell>
          <table:table-cell table:formula="of:=[.B615]-[.B614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2710" calcext:value-type="float">
            <text:p>1465127182710</text:p>
          </table:table-cell>
          <table:table-cell table:formula="of:=[.B616]-[.B615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2812" calcext:value-type="float">
            <text:p>1465127182812</text:p>
          </table:table-cell>
          <table:table-cell table:formula="of:=[.B617]-[.B61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2909" calcext:value-type="float">
            <text:p>1465127182909</text:p>
          </table:table-cell>
          <table:table-cell table:formula="of:=[.B618]-[.B617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3005" calcext:value-type="float">
            <text:p>1465127183005</text:p>
          </table:table-cell>
          <table:table-cell table:formula="of:=[.B619]-[.B618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3101" calcext:value-type="float">
            <text:p>1465127183101</text:p>
          </table:table-cell>
          <table:table-cell table:formula="of:=[.B620]-[.B619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3197" calcext:value-type="float">
            <text:p>1465127183197</text:p>
          </table:table-cell>
          <table:table-cell table:formula="of:=[.B621]-[.B620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65127181784" calcext:value-type="float">
            <text:p>1465127181784</text:p>
          </table:table-cell>
          <table:table-cell office:value-type="float" office:value="1465127183302" calcext:value-type="float">
            <text:p>1465127183302</text:p>
          </table:table-cell>
          <table:table-cell table:formula="of:=[.B622]-[.B621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3399" calcext:value-type="float">
            <text:p>1465127183399</text:p>
          </table:table-cell>
          <table:table-cell table:formula="of:=[.B623]-[.B62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3497" calcext:value-type="float">
            <text:p>1465127183497</text:p>
          </table:table-cell>
          <table:table-cell table:formula="of:=[.B624]-[.B623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3594" calcext:value-type="float">
            <text:p>1465127183594</text:p>
          </table:table-cell>
          <table:table-cell table:formula="of:=[.B625]-[.B624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3689" calcext:value-type="float">
            <text:p>1465127183689</text:p>
          </table:table-cell>
          <table:table-cell table:formula="of:=[.B626]-[.B625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3796" calcext:value-type="float">
            <text:p>1465127183796</text:p>
          </table:table-cell>
          <table:table-cell table:formula="of:=[.B627]-[.B626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3892" calcext:value-type="float">
            <text:p>1465127183892</text:p>
          </table:table-cell>
          <table:table-cell table:formula="of:=[.B628]-[.B627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3985" calcext:value-type="float">
            <text:p>1465127183985</text:p>
          </table:table-cell>
          <table:table-cell table:formula="of:=[.B629]-[.B628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4081" calcext:value-type="float">
            <text:p>1465127184081</text:p>
          </table:table-cell>
          <table:table-cell table:formula="of:=[.B630]-[.B629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4180" calcext:value-type="float">
            <text:p>1465127184180</text:p>
          </table:table-cell>
          <table:table-cell table:formula="of:=[.B631]-[.B630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4276" calcext:value-type="float">
            <text:p>1465127184276</text:p>
          </table:table-cell>
          <table:table-cell table:formula="of:=[.B632]-[.B631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4370" calcext:value-type="float">
            <text:p>1465127184370</text:p>
          </table:table-cell>
          <table:table-cell table:formula="of:=[.B633]-[.B632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65127182957" calcext:value-type="float">
            <text:p>1465127182957</text:p>
          </table:table-cell>
          <table:table-cell office:value-type="float" office:value="1465127184465" calcext:value-type="float">
            <text:p>1465127184465</text:p>
          </table:table-cell>
          <table:table-cell table:formula="of:=[.B634]-[.B633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4560" calcext:value-type="float">
            <text:p>1465127184560</text:p>
          </table:table-cell>
          <table:table-cell table:formula="of:=[.B635]-[.B634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4654" calcext:value-type="float">
            <text:p>1465127184654</text:p>
          </table:table-cell>
          <table:table-cell table:formula="of:=[.B636]-[.B635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4756" calcext:value-type="float">
            <text:p>1465127184756</text:p>
          </table:table-cell>
          <table:table-cell table:formula="of:=[.B637]-[.B636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4860" calcext:value-type="float">
            <text:p>1465127184860</text:p>
          </table:table-cell>
          <table:table-cell table:formula="of:=[.B638]-[.B637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4965" calcext:value-type="float">
            <text:p>1465127184965</text:p>
          </table:table-cell>
          <table:table-cell table:formula="of:=[.B639]-[.B638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5066" calcext:value-type="float">
            <text:p>1465127185066</text:p>
          </table:table-cell>
          <table:table-cell table:formula="of:=[.B640]-[.B63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5161" calcext:value-type="float">
            <text:p>1465127185161</text:p>
          </table:table-cell>
          <table:table-cell table:formula="of:=[.B641]-[.B640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5254" calcext:value-type="float">
            <text:p>1465127185254</text:p>
          </table:table-cell>
          <table:table-cell table:formula="of:=[.B642]-[.B641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5349" calcext:value-type="float">
            <text:p>1465127185349</text:p>
          </table:table-cell>
          <table:table-cell table:formula="of:=[.B643]-[.B642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5443" calcext:value-type="float">
            <text:p>1465127185443</text:p>
          </table:table-cell>
          <table:table-cell table:formula="of:=[.B644]-[.B643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65127184028" calcext:value-type="float">
            <text:p>1465127184028</text:p>
          </table:table-cell>
          <table:table-cell office:value-type="float" office:value="1465127185544" calcext:value-type="float">
            <text:p>1465127185544</text:p>
          </table:table-cell>
          <table:table-cell table:formula="of:=[.B645]-[.B64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5638" calcext:value-type="float">
            <text:p>1465127185638</text:p>
          </table:table-cell>
          <table:table-cell table:formula="of:=[.B646]-[.B645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5731" calcext:value-type="float">
            <text:p>1465127185731</text:p>
          </table:table-cell>
          <table:table-cell table:formula="of:=[.B647]-[.B646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5830" calcext:value-type="float">
            <text:p>1465127185830</text:p>
          </table:table-cell>
          <table:table-cell table:formula="of:=[.B648]-[.B647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5926" calcext:value-type="float">
            <text:p>1465127185926</text:p>
          </table:table-cell>
          <table:table-cell table:formula="of:=[.B649]-[.B648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6020" calcext:value-type="float">
            <text:p>1465127186020</text:p>
          </table:table-cell>
          <table:table-cell table:formula="of:=[.B650]-[.B649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6115" calcext:value-type="float">
            <text:p>1465127186115</text:p>
          </table:table-cell>
          <table:table-cell table:formula="of:=[.B651]-[.B650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6207" calcext:value-type="float">
            <text:p>1465127186207</text:p>
          </table:table-cell>
          <table:table-cell table:formula="of:=[.B652]-[.B651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65127184793" calcext:value-type="float">
            <text:p>1465127184793</text:p>
          </table:table-cell>
          <table:table-cell office:value-type="float" office:value="1465127186306" calcext:value-type="float">
            <text:p>1465127186306</text:p>
          </table:table-cell>
          <table:table-cell table:formula="of:=[.B653]-[.B652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6399" calcext:value-type="float">
            <text:p>1465127186399</text:p>
          </table:table-cell>
          <table:table-cell table:formula="of:=[.B654]-[.B653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6491" calcext:value-type="float">
            <text:p>1465127186491</text:p>
          </table:table-cell>
          <table:table-cell table:formula="of:=[.B655]-[.B654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6589" calcext:value-type="float">
            <text:p>1465127186589</text:p>
          </table:table-cell>
          <table:table-cell table:formula="of:=[.B656]-[.B655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6687" calcext:value-type="float">
            <text:p>1465127186687</text:p>
          </table:table-cell>
          <table:table-cell table:formula="of:=[.B657]-[.B656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6780" calcext:value-type="float">
            <text:p>1465127186780</text:p>
          </table:table-cell>
          <table:table-cell table:formula="of:=[.B658]-[.B657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6879" calcext:value-type="float">
            <text:p>1465127186879</text:p>
          </table:table-cell>
          <table:table-cell table:formula="of:=[.B659]-[.B658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6974" calcext:value-type="float">
            <text:p>1465127186974</text:p>
          </table:table-cell>
          <table:table-cell table:formula="of:=[.B660]-[.B659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65127185558" calcext:value-type="float">
            <text:p>1465127185558</text:p>
          </table:table-cell>
          <table:table-cell office:value-type="float" office:value="1465127187067" calcext:value-type="float">
            <text:p>1465127187067</text:p>
          </table:table-cell>
          <table:table-cell table:formula="of:=[.B661]-[.B660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7165" calcext:value-type="float">
            <text:p>1465127187165</text:p>
          </table:table-cell>
          <table:table-cell table:formula="of:=[.B662]-[.B661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7264" calcext:value-type="float">
            <text:p>1465127187264</text:p>
          </table:table-cell>
          <table:table-cell table:formula="of:=[.B663]-[.B662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7356" calcext:value-type="float">
            <text:p>1465127187356</text:p>
          </table:table-cell>
          <table:table-cell table:formula="of:=[.B664]-[.B663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7454" calcext:value-type="float">
            <text:p>1465127187454</text:p>
          </table:table-cell>
          <table:table-cell table:formula="of:=[.B665]-[.B664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7546" calcext:value-type="float">
            <text:p>1465127187546</text:p>
          </table:table-cell>
          <table:table-cell table:formula="of:=[.B666]-[.B665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7638" calcext:value-type="float">
            <text:p>1465127187638</text:p>
          </table:table-cell>
          <table:table-cell table:formula="of:=[.B667]-[.B666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65127186221" calcext:value-type="float">
            <text:p>1465127186221</text:p>
          </table:table-cell>
          <table:table-cell office:value-type="float" office:value="1465127187744" calcext:value-type="float">
            <text:p>1465127187744</text:p>
          </table:table-cell>
          <table:table-cell table:formula="of:=[.B668]-[.B667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7834" calcext:value-type="float">
            <text:p>1465127187834</text:p>
          </table:table-cell>
          <table:table-cell table:formula="of:=[.B669]-[.B668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65127186425" calcext:value-type="float">
            <text:p>1465127186425</text:p>
          </table:table-cell>
          <table:table-cell office:value-type="float" office:value="1465127187924" calcext:value-type="float">
            <text:p>1465127187924</text:p>
          </table:table-cell>
          <table:table-cell table:formula="of:=[.B670]-[.B669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8015" calcext:value-type="float">
            <text:p>1465127188015</text:p>
          </table:table-cell>
          <table:table-cell table:formula="of:=[.B671]-[.B670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8106" calcext:value-type="float">
            <text:p>1465127188106</text:p>
          </table:table-cell>
          <table:table-cell table:formula="of:=[.B672]-[.B671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8212" calcext:value-type="float">
            <text:p>1465127188212</text:p>
          </table:table-cell>
          <table:table-cell table:formula="of:=[.B673]-[.B672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8305" calcext:value-type="float">
            <text:p>1465127188305</text:p>
          </table:table-cell>
          <table:table-cell table:formula="of:=[.B674]-[.B673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8398" calcext:value-type="float">
            <text:p>1465127188398</text:p>
          </table:table-cell>
          <table:table-cell table:formula="of:=[.B675]-[.B674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65127186986" calcext:value-type="float">
            <text:p>1465127186986</text:p>
          </table:table-cell>
          <table:table-cell office:value-type="float" office:value="1465127188490" calcext:value-type="float">
            <text:p>1465127188490</text:p>
          </table:table-cell>
          <table:table-cell table:formula="of:=[.B676]-[.B675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8580" calcext:value-type="float">
            <text:p>1465127188580</text:p>
          </table:table-cell>
          <table:table-cell table:formula="of:=[.B677]-[.B676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8672" calcext:value-type="float">
            <text:p>1465127188672</text:p>
          </table:table-cell>
          <table:table-cell table:formula="of:=[.B678]-[.B677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8778" calcext:value-type="float">
            <text:p>1465127188778</text:p>
          </table:table-cell>
          <table:table-cell table:formula="of:=[.B679]-[.B678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8878" calcext:value-type="float">
            <text:p>1465127188878</text:p>
          </table:table-cell>
          <table:table-cell table:formula="of:=[.B680]-[.B67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8985" calcext:value-type="float">
            <text:p>1465127188985</text:p>
          </table:table-cell>
          <table:table-cell table:formula="of:=[.B681]-[.B680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9078" calcext:value-type="float">
            <text:p>1465127189078</text:p>
          </table:table-cell>
          <table:table-cell table:formula="of:=[.B682]-[.B681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9188" calcext:value-type="float">
            <text:p>1465127189188</text:p>
          </table:table-cell>
          <table:table-cell table:formula="of:=[.B683]-[.B682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9283" calcext:value-type="float">
            <text:p>1465127189283</text:p>
          </table:table-cell>
          <table:table-cell table:formula="of:=[.B684]-[.B683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9378" calcext:value-type="float">
            <text:p>1465127189378</text:p>
          </table:table-cell>
          <table:table-cell table:formula="of:=[.B685]-[.B684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9473" calcext:value-type="float">
            <text:p>1465127189473</text:p>
          </table:table-cell>
          <table:table-cell table:formula="of:=[.B686]-[.B685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65127188057" calcext:value-type="float">
            <text:p>1465127188057</text:p>
          </table:table-cell>
          <table:table-cell office:value-type="float" office:value="1465127189568" calcext:value-type="float">
            <text:p>1465127189568</text:p>
          </table:table-cell>
          <table:table-cell table:formula="of:=[.B687]-[.B686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9663" calcext:value-type="float">
            <text:p>1465127189663</text:p>
          </table:table-cell>
          <table:table-cell table:formula="of:=[.B688]-[.B687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9761" calcext:value-type="float">
            <text:p>1465127189761</text:p>
          </table:table-cell>
          <table:table-cell table:formula="of:=[.B689]-[.B688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9858" calcext:value-type="float">
            <text:p>1465127189858</text:p>
          </table:table-cell>
          <table:table-cell table:formula="of:=[.B690]-[.B689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89955" calcext:value-type="float">
            <text:p>1465127189955</text:p>
          </table:table-cell>
          <table:table-cell table:formula="of:=[.B691]-[.B690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0054" calcext:value-type="float">
            <text:p>1465127190054</text:p>
          </table:table-cell>
          <table:table-cell table:formula="of:=[.B692]-[.B691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0149" calcext:value-type="float">
            <text:p>1465127190149</text:p>
          </table:table-cell>
          <table:table-cell table:formula="of:=[.B693]-[.B692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0244" calcext:value-type="float">
            <text:p>1465127190244</text:p>
          </table:table-cell>
          <table:table-cell table:formula="of:=[.B694]-[.B693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0343" calcext:value-type="float">
            <text:p>1465127190343</text:p>
          </table:table-cell>
          <table:table-cell table:formula="of:=[.B695]-[.B694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0438" calcext:value-type="float">
            <text:p>1465127190438</text:p>
          </table:table-cell>
          <table:table-cell table:formula="of:=[.B696]-[.B695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65127189026" calcext:value-type="float">
            <text:p>1465127189026</text:p>
          </table:table-cell>
          <table:table-cell office:value-type="float" office:value="1465127190535" calcext:value-type="float">
            <text:p>1465127190535</text:p>
          </table:table-cell>
          <table:table-cell table:formula="of:=[.B697]-[.B696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0632" calcext:value-type="float">
            <text:p>1465127190632</text:p>
          </table:table-cell>
          <table:table-cell table:formula="of:=[.B698]-[.B697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0727" calcext:value-type="float">
            <text:p>1465127190727</text:p>
          </table:table-cell>
          <table:table-cell table:formula="of:=[.B699]-[.B698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0831" calcext:value-type="float">
            <text:p>1465127190831</text:p>
          </table:table-cell>
          <table:table-cell table:formula="of:=[.B700]-[.B699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0929" calcext:value-type="float">
            <text:p>1465127190929</text:p>
          </table:table-cell>
          <table:table-cell table:formula="of:=[.B701]-[.B700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1038" calcext:value-type="float">
            <text:p>1465127191038</text:p>
          </table:table-cell>
          <table:table-cell table:formula="of:=[.B702]-[.B701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1146" calcext:value-type="float">
            <text:p>1465127191146</text:p>
          </table:table-cell>
          <table:table-cell table:formula="of:=[.B703]-[.B702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1242" calcext:value-type="float">
            <text:p>1465127191242</text:p>
          </table:table-cell>
          <table:table-cell table:formula="of:=[.B704]-[.B703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1337" calcext:value-type="float">
            <text:p>1465127191337</text:p>
          </table:table-cell>
          <table:table-cell table:formula="of:=[.B705]-[.B704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1432" calcext:value-type="float">
            <text:p>1465127191432</text:p>
          </table:table-cell>
          <table:table-cell table:formula="of:=[.B706]-[.B705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1533" calcext:value-type="float">
            <text:p>1465127191533</text:p>
          </table:table-cell>
          <table:table-cell table:formula="of:=[.B707]-[.B70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1629" calcext:value-type="float">
            <text:p>1465127191629</text:p>
          </table:table-cell>
          <table:table-cell table:formula="of:=[.B708]-[.B707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1727" calcext:value-type="float">
            <text:p>1465127191727</text:p>
          </table:table-cell>
          <table:table-cell table:formula="of:=[.B709]-[.B708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1821" calcext:value-type="float">
            <text:p>1465127191821</text:p>
          </table:table-cell>
          <table:table-cell table:formula="of:=[.B710]-[.B709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65127190403" calcext:value-type="float">
            <text:p>1465127190403</text:p>
          </table:table-cell>
          <table:table-cell office:value-type="float" office:value="1465127191927" calcext:value-type="float">
            <text:p>1465127191927</text:p>
          </table:table-cell>
          <table:table-cell table:formula="of:=[.B711]-[.B710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2030" calcext:value-type="float">
            <text:p>1465127192030</text:p>
          </table:table-cell>
          <table:table-cell table:formula="of:=[.B712]-[.B71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2087" calcext:value-type="float">
            <text:p>1465127192087</text:p>
          </table:table-cell>
          <table:table-cell table:formula="of:=[.B713]-[.B712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65127190709" calcext:value-type="float">
            <text:p>1465127190709</text:p>
          </table:table-cell>
          <table:table-cell office:value-type="float" office:value="1465127192172" calcext:value-type="float">
            <text:p>1465127192172</text:p>
          </table:table-cell>
          <table:table-cell table:formula="of:=[.B714]-[.B713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65127190760" calcext:value-type="float">
            <text:p>1465127190760</text:p>
          </table:table-cell>
          <table:table-cell office:value-type="float" office:value="1465127192265" calcext:value-type="float">
            <text:p>1465127192265</text:p>
          </table:table-cell>
          <table:table-cell table:formula="of:=[.B715]-[.B714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2375" calcext:value-type="float">
            <text:p>1465127192375</text:p>
          </table:table-cell>
          <table:table-cell table:formula="of:=[.B716]-[.B715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2433" calcext:value-type="float">
            <text:p>1465127192433</text:p>
          </table:table-cell>
          <table:table-cell table:formula="of:=[.B717]-[.B716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2486" calcext:value-type="float">
            <text:p>1465127192486</text:p>
          </table:table-cell>
          <table:table-cell table:formula="of:=[.B718]-[.B717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65127191117" calcext:value-type="float">
            <text:p>1465127191117</text:p>
          </table:table-cell>
          <table:table-cell office:value-type="float" office:value="1465127192575" calcext:value-type="float">
            <text:p>1465127192575</text:p>
          </table:table-cell>
          <table:table-cell table:formula="of:=[.B719]-[.B718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65127191168" calcext:value-type="float">
            <text:p>1465127191168</text:p>
          </table:table-cell>
          <table:table-cell office:value-type="float" office:value="1465127192643" calcext:value-type="float">
            <text:p>1465127192643</text:p>
          </table:table-cell>
          <table:table-cell table:formula="of:=[.B720]-[.B719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2740" calcext:value-type="float">
            <text:p>1465127192740</text:p>
          </table:table-cell>
          <table:table-cell table:formula="of:=[.B721]-[.B720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2844" calcext:value-type="float">
            <text:p>1465127192844</text:p>
          </table:table-cell>
          <table:table-cell table:formula="of:=[.B722]-[.B721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2938" calcext:value-type="float">
            <text:p>1465127192938</text:p>
          </table:table-cell>
          <table:table-cell table:formula="of:=[.B723]-[.B722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65127191525" calcext:value-type="float">
            <text:p>1465127191525</text:p>
          </table:table-cell>
          <table:table-cell office:value-type="float" office:value="1465127193034" calcext:value-type="float">
            <text:p>1465127193034</text:p>
          </table:table-cell>
          <table:table-cell table:formula="of:=[.B724]-[.B723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3139" calcext:value-type="float">
            <text:p>1465127193139</text:p>
          </table:table-cell>
          <table:table-cell table:formula="of:=[.B725]-[.B724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3236" calcext:value-type="float">
            <text:p>1465127193236</text:p>
          </table:table-cell>
          <table:table-cell table:formula="of:=[.B726]-[.B725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3345" calcext:value-type="float">
            <text:p>1465127193345</text:p>
          </table:table-cell>
          <table:table-cell table:formula="of:=[.B727]-[.B726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3401" calcext:value-type="float">
            <text:p>1465127193401</text:p>
          </table:table-cell>
          <table:table-cell table:formula="of:=[.B728]-[.B727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65127191984" calcext:value-type="float">
            <text:p>1465127191984</text:p>
          </table:table-cell>
          <table:table-cell office:value-type="float" office:value="1465127193501" calcext:value-type="float">
            <text:p>1465127193501</text:p>
          </table:table-cell>
          <table:table-cell table:formula="of:=[.B729]-[.B728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3596" calcext:value-type="float">
            <text:p>1465127193596</text:p>
          </table:table-cell>
          <table:table-cell table:formula="of:=[.B730]-[.B729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3692" calcext:value-type="float">
            <text:p>1465127193692</text:p>
          </table:table-cell>
          <table:table-cell table:formula="of:=[.B731]-[.B730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3799" calcext:value-type="float">
            <text:p>1465127193799</text:p>
          </table:table-cell>
          <table:table-cell table:formula="of:=[.B732]-[.B731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3874" calcext:value-type="float">
            <text:p>1465127193874</text:p>
          </table:table-cell>
          <table:table-cell table:formula="of:=[.B733]-[.B732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3961" calcext:value-type="float">
            <text:p>1465127193961</text:p>
          </table:table-cell>
          <table:table-cell table:formula="of:=[.B734]-[.B733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65127192545" calcext:value-type="float">
            <text:p>1465127192545</text:p>
          </table:table-cell>
          <table:table-cell office:value-type="float" office:value="1465127194036" calcext:value-type="float">
            <text:p>1465127194036</text:p>
          </table:table-cell>
          <table:table-cell table:formula="of:=[.B735]-[.B734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4098" calcext:value-type="float">
            <text:p>1465127194098</text:p>
          </table:table-cell>
          <table:table-cell table:formula="of:=[.B736]-[.B735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65127192698" calcext:value-type="float">
            <text:p>1465127192698</text:p>
          </table:table-cell>
          <table:table-cell office:value-type="float" office:value="1465127194195" calcext:value-type="float">
            <text:p>1465127194195</text:p>
          </table:table-cell>
          <table:table-cell table:formula="of:=[.B737]-[.B736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4300" calcext:value-type="float">
            <text:p>1465127194300</text:p>
          </table:table-cell>
          <table:table-cell table:formula="of:=[.B738]-[.B737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4391" calcext:value-type="float">
            <text:p>1465127194391</text:p>
          </table:table-cell>
          <table:table-cell table:formula="of:=[.B739]-[.B738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4495" calcext:value-type="float">
            <text:p>1465127194495</text:p>
          </table:table-cell>
          <table:table-cell table:formula="of:=[.B740]-[.B739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4587" calcext:value-type="float">
            <text:p>1465127194587</text:p>
          </table:table-cell>
          <table:table-cell table:formula="of:=[.B741]-[.B740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4688" calcext:value-type="float">
            <text:p>1465127194688</text:p>
          </table:table-cell>
          <table:table-cell table:formula="of:=[.B742]-[.B74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4765" calcext:value-type="float">
            <text:p>1465127194765</text:p>
          </table:table-cell>
          <table:table-cell table:formula="of:=[.B743]-[.B742]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65127193361" calcext:value-type="float">
            <text:p>1465127193361</text:p>
          </table:table-cell>
          <table:table-cell office:value-type="float" office:value="1465127194826" calcext:value-type="float">
            <text:p>1465127194826</text:p>
          </table:table-cell>
          <table:table-cell table:formula="of:=[.B744]-[.B743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65127193412" calcext:value-type="float">
            <text:p>1465127193412</text:p>
          </table:table-cell>
          <table:table-cell office:value-type="float" office:value="1465127194907" calcext:value-type="float">
            <text:p>1465127194907</text:p>
          </table:table-cell>
          <table:table-cell table:formula="of:=[.B745]-[.B744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5011" calcext:value-type="float">
            <text:p>1465127195011</text:p>
          </table:table-cell>
          <table:table-cell table:formula="of:=[.B746]-[.B745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5106" calcext:value-type="float">
            <text:p>1465127195106</text:p>
          </table:table-cell>
          <table:table-cell table:formula="of:=[.B747]-[.B746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5214" calcext:value-type="float">
            <text:p>1465127195214</text:p>
          </table:table-cell>
          <table:table-cell table:formula="of:=[.B748]-[.B747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5308" calcext:value-type="float">
            <text:p>1465127195308</text:p>
          </table:table-cell>
          <table:table-cell table:formula="of:=[.B749]-[.B748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5407" calcext:value-type="float">
            <text:p>1465127195407</text:p>
          </table:table-cell>
          <table:table-cell table:formula="of:=[.B750]-[.B749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5498" calcext:value-type="float">
            <text:p>1465127195498</text:p>
          </table:table-cell>
          <table:table-cell table:formula="of:=[.B751]-[.B750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5590" calcext:value-type="float">
            <text:p>1465127195590</text:p>
          </table:table-cell>
          <table:table-cell table:formula="of:=[.B752]-[.B751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65127194177" calcext:value-type="float">
            <text:p>1465127194177</text:p>
          </table:table-cell>
          <table:table-cell office:value-type="float" office:value="1465127195673" calcext:value-type="float">
            <text:p>1465127195673</text:p>
          </table:table-cell>
          <table:table-cell table:formula="of:=[.B753]-[.B752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5752" calcext:value-type="float">
            <text:p>1465127195752</text:p>
          </table:table-cell>
          <table:table-cell table:formula="of:=[.B754]-[.B753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5840" calcext:value-type="float">
            <text:p>1465127195840</text:p>
          </table:table-cell>
          <table:table-cell table:formula="of:=[.B755]-[.B754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65127194432" calcext:value-type="float">
            <text:p>1465127194432</text:p>
          </table:table-cell>
          <table:table-cell office:value-type="float" office:value="1465127195932" calcext:value-type="float">
            <text:p>1465127195932</text:p>
          </table:table-cell>
          <table:table-cell table:formula="of:=[.B756]-[.B755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5984" calcext:value-type="float">
            <text:p>1465127195984</text:p>
          </table:table-cell>
          <table:table-cell table:formula="of:=[.B757]-[.B756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65127194585" calcext:value-type="float">
            <text:p>1465127194585</text:p>
          </table:table-cell>
          <table:table-cell office:value-type="float" office:value="1465127196079" calcext:value-type="float">
            <text:p>1465127196079</text:p>
          </table:table-cell>
          <table:table-cell table:formula="of:=[.B758]-[.B757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6133" calcext:value-type="float">
            <text:p>1465127196133</text:p>
          </table:table-cell>
          <table:table-cell table:formula="of:=[.B759]-[.B758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65127194738" calcext:value-type="float">
            <text:p>1465127194738</text:p>
          </table:table-cell>
          <table:table-cell office:value-type="float" office:value="1465127196229" calcext:value-type="float">
            <text:p>1465127196229</text:p>
          </table:table-cell>
          <table:table-cell table:formula="of:=[.B760]-[.B759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6339" calcext:value-type="float">
            <text:p>1465127196339</text:p>
          </table:table-cell>
          <table:table-cell table:formula="of:=[.B761]-[.B760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6420" calcext:value-type="float">
            <text:p>1465127196420</text:p>
          </table:table-cell>
          <table:table-cell table:formula="of:=[.B762]-[.B761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6478" calcext:value-type="float">
            <text:p>1465127196478</text:p>
          </table:table-cell>
          <table:table-cell table:formula="of:=[.B763]-[.B762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65127195095" calcext:value-type="float">
            <text:p>1465127195095</text:p>
          </table:table-cell>
          <table:table-cell office:value-type="float" office:value="1465127196579" calcext:value-type="float">
            <text:p>1465127196579</text:p>
          </table:table-cell>
          <table:table-cell table:formula="of:=[.B764]-[.B763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6670" calcext:value-type="float">
            <text:p>1465127196670</text:p>
          </table:table-cell>
          <table:table-cell table:formula="of:=[.B765]-[.B764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6770" calcext:value-type="float">
            <text:p>1465127196770</text:p>
          </table:table-cell>
          <table:table-cell table:formula="of:=[.B766]-[.B765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6833" calcext:value-type="float">
            <text:p>1465127196833</text:p>
          </table:table-cell>
          <table:table-cell table:formula="of:=[.B767]-[.B766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65127195452" calcext:value-type="float">
            <text:p>1465127195452</text:p>
          </table:table-cell>
          <table:table-cell office:value-type="float" office:value="1465127196932" calcext:value-type="float">
            <text:p>1465127196932</text:p>
          </table:table-cell>
          <table:table-cell table:formula="of:=[.B768]-[.B767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7007" calcext:value-type="float">
            <text:p>1465127197007</text:p>
          </table:table-cell>
          <table:table-cell table:formula="of:=[.B769]-[.B768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465127195605" calcext:value-type="float">
            <text:p>1465127195605</text:p>
          </table:table-cell>
          <table:table-cell office:value-type="float" office:value="1465127197107" calcext:value-type="float">
            <text:p>1465127197107</text:p>
          </table:table-cell>
          <table:table-cell table:formula="of:=[.B770]-[.B769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7175" calcext:value-type="float">
            <text:p>1465127197175</text:p>
          </table:table-cell>
          <table:table-cell table:formula="of:=[.B771]-[.B770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7230" calcext:value-type="float">
            <text:p>1465127197230</text:p>
          </table:table-cell>
          <table:table-cell table:formula="of:=[.B772]-[.B771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65127195860" calcext:value-type="float">
            <text:p>1465127195860</text:p>
          </table:table-cell>
          <table:table-cell office:value-type="float" office:value="1465127197335" calcext:value-type="float">
            <text:p>1465127197335</text:p>
          </table:table-cell>
          <table:table-cell table:formula="of:=[.B773]-[.B772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7393" calcext:value-type="float">
            <text:p>1465127197393</text:p>
          </table:table-cell>
          <table:table-cell table:formula="of:=[.B774]-[.B773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65127196013" calcext:value-type="float">
            <text:p>1465127196013</text:p>
          </table:table-cell>
          <table:table-cell office:value-type="float" office:value="1465127197480" calcext:value-type="float">
            <text:p>1465127197480</text:p>
          </table:table-cell>
          <table:table-cell table:formula="of:=[.B775]-[.B774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65127196064" calcext:value-type="float">
            <text:p>1465127196064</text:p>
          </table:table-cell>
          <table:table-cell office:value-type="float" office:value="1465127197572" calcext:value-type="float">
            <text:p>1465127197572</text:p>
          </table:table-cell>
          <table:table-cell table:formula="of:=[.B776]-[.B775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7660" calcext:value-type="float">
            <text:p>1465127197660</text:p>
          </table:table-cell>
          <table:table-cell table:formula="of:=[.B777]-[.B776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7751" calcext:value-type="float">
            <text:p>1465127197751</text:p>
          </table:table-cell>
          <table:table-cell table:formula="of:=[.B778]-[.B777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7836" calcext:value-type="float">
            <text:p>1465127197836</text:p>
          </table:table-cell>
          <table:table-cell table:formula="of:=[.B779]-[.B778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65127196421" calcext:value-type="float">
            <text:p>1465127196421</text:p>
          </table:table-cell>
          <table:table-cell office:value-type="float" office:value="1465127197932" calcext:value-type="float">
            <text:p>1465127197932</text:p>
          </table:table-cell>
          <table:table-cell table:formula="of:=[.B780]-[.B779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8027" calcext:value-type="float">
            <text:p>1465127198027</text:p>
          </table:table-cell>
          <table:table-cell table:formula="of:=[.B781]-[.B780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8121" calcext:value-type="float">
            <text:p>1465127198121</text:p>
          </table:table-cell>
          <table:table-cell table:formula="of:=[.B782]-[.B781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8190" calcext:value-type="float">
            <text:p>1465127198190</text:p>
          </table:table-cell>
          <table:table-cell table:formula="of:=[.B783]-[.B782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65127196778" calcext:value-type="float">
            <text:p>1465127196778</text:p>
          </table:table-cell>
          <table:table-cell office:value-type="float" office:value="1465127198245" calcext:value-type="float">
            <text:p>1465127198245</text:p>
          </table:table-cell>
          <table:table-cell table:formula="of:=[.B784]-[.B783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65127196829" calcext:value-type="float">
            <text:p>1465127196829</text:p>
          </table:table-cell>
          <table:table-cell office:value-type="float" office:value="1465127198327" calcext:value-type="float">
            <text:p>1465127198327</text:p>
          </table:table-cell>
          <table:table-cell table:formula="of:=[.B785]-[.B784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8434" calcext:value-type="float">
            <text:p>1465127198434</text:p>
          </table:table-cell>
          <table:table-cell table:formula="of:=[.B786]-[.B785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8540" calcext:value-type="float">
            <text:p>1465127198540</text:p>
          </table:table-cell>
          <table:table-cell table:formula="of:=[.B787]-[.B786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8631" calcext:value-type="float">
            <text:p>1465127198631</text:p>
          </table:table-cell>
          <table:table-cell table:formula="of:=[.B788]-[.B787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8714" calcext:value-type="float">
            <text:p>1465127198714</text:p>
          </table:table-cell>
          <table:table-cell table:formula="of:=[.B789]-[.B788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8787" calcext:value-type="float">
            <text:p>1465127198787</text:p>
          </table:table-cell>
          <table:table-cell table:formula="of:=[.B790]-[.B789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65127197390" calcext:value-type="float">
            <text:p>1465127197390</text:p>
          </table:table-cell>
          <table:table-cell office:value-type="float" office:value="1465127198858" calcext:value-type="float">
            <text:p>1465127198858</text:p>
          </table:table-cell>
          <table:table-cell table:formula="of:=[.B791]-[.B790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65127197441" calcext:value-type="float">
            <text:p>1465127197441</text:p>
          </table:table-cell>
          <table:table-cell office:value-type="float" office:value="1465127198962" calcext:value-type="float">
            <text:p>1465127198962</text:p>
          </table:table-cell>
          <table:table-cell table:formula="of:=[.B792]-[.B791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9053" calcext:value-type="float">
            <text:p>1465127199053</text:p>
          </table:table-cell>
          <table:table-cell table:formula="of:=[.B793]-[.B79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65127197645" calcext:value-type="float">
            <text:p>1465127197645</text:p>
          </table:table-cell>
          <table:table-cell office:value-type="float" office:value="1465127199150" calcext:value-type="float">
            <text:p>1465127199150</text:p>
          </table:table-cell>
          <table:table-cell table:formula="of:=[.B794]-[.B793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9248" calcext:value-type="float">
            <text:p>1465127199248</text:p>
          </table:table-cell>
          <table:table-cell table:formula="of:=[.B795]-[.B794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9328" calcext:value-type="float">
            <text:p>1465127199328</text:p>
          </table:table-cell>
          <table:table-cell table:formula="of:=[.B796]-[.B795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9429" calcext:value-type="float">
            <text:p>1465127199429</text:p>
          </table:table-cell>
          <table:table-cell table:formula="of:=[.B797]-[.B796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9535" calcext:value-type="float">
            <text:p>1465127199535</text:p>
          </table:table-cell>
          <table:table-cell table:formula="of:=[.B798]-[.B797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9609" calcext:value-type="float">
            <text:p>1465127199609</text:p>
          </table:table-cell>
          <table:table-cell table:formula="of:=[.B799]-[.B798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65127198206" calcext:value-type="float">
            <text:p>1465127198206</text:p>
          </table:table-cell>
          <table:table-cell office:value-type="float" office:value="1465127199704" calcext:value-type="float">
            <text:p>1465127199704</text:p>
          </table:table-cell>
          <table:table-cell table:formula="of:=[.B800]-[.B799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9787" calcext:value-type="float">
            <text:p>1465127199787</text:p>
          </table:table-cell>
          <table:table-cell table:formula="of:=[.B801]-[.B800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9884" calcext:value-type="float">
            <text:p>1465127199884</text:p>
          </table:table-cell>
          <table:table-cell table:formula="of:=[.B802]-[.B801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199985" calcext:value-type="float">
            <text:p>1465127199985</text:p>
          </table:table-cell>
          <table:table-cell table:formula="of:=[.B803]-[.B80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0081" calcext:value-type="float">
            <text:p>1465127200081</text:p>
          </table:table-cell>
          <table:table-cell table:formula="of:=[.B804]-[.B803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65127198665" calcext:value-type="float">
            <text:p>1465127198665</text:p>
          </table:table-cell>
          <table:table-cell office:value-type="float" office:value="1465127200178" calcext:value-type="float">
            <text:p>1465127200178</text:p>
          </table:table-cell>
          <table:table-cell table:formula="of:=[.B805]-[.B804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0243" calcext:value-type="float">
            <text:p>1465127200243</text:p>
          </table:table-cell>
          <table:table-cell table:formula="of:=[.B806]-[.B805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0350" calcext:value-type="float">
            <text:p>1465127200350</text:p>
          </table:table-cell>
          <table:table-cell table:formula="of:=[.B807]-[.B806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0452" calcext:value-type="float">
            <text:p>1465127200452</text:p>
          </table:table-cell>
          <table:table-cell table:formula="of:=[.B808]-[.B80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0535" calcext:value-type="float">
            <text:p>1465127200535</text:p>
          </table:table-cell>
          <table:table-cell table:formula="of:=[.B809]-[.B808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65127199124" calcext:value-type="float">
            <text:p>1465127199124</text:p>
          </table:table-cell>
          <table:table-cell office:value-type="float" office:value="1465127200587" calcext:value-type="float">
            <text:p>1465127200587</text:p>
          </table:table-cell>
          <table:table-cell table:formula="of:=[.B810]-[.B809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65127199175" calcext:value-type="float">
            <text:p>1465127199175</text:p>
          </table:table-cell>
          <table:table-cell office:value-type="float" office:value="1465127200696" calcext:value-type="float">
            <text:p>1465127200696</text:p>
          </table:table-cell>
          <table:table-cell table:formula="of:=[.B811]-[.B810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0797" calcext:value-type="float">
            <text:p>1465127200797</text:p>
          </table:table-cell>
          <table:table-cell table:formula="of:=[.B812]-[.B81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0899" calcext:value-type="float">
            <text:p>1465127200899</text:p>
          </table:table-cell>
          <table:table-cell table:formula="of:=[.B813]-[.B812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65127199481" calcext:value-type="float">
            <text:p>1465127199481</text:p>
          </table:table-cell>
          <table:table-cell office:value-type="float" office:value="1465127201001" calcext:value-type="float">
            <text:p>1465127201001</text:p>
          </table:table-cell>
          <table:table-cell table:formula="of:=[.B814]-[.B813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1093" calcext:value-type="float">
            <text:p>1465127201093</text:p>
          </table:table-cell>
          <table:table-cell table:formula="of:=[.B815]-[.B814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1149" calcext:value-type="float">
            <text:p>1465127201149</text:p>
          </table:table-cell>
          <table:table-cell table:formula="of:=[.B816]-[.B815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65127199736" calcext:value-type="float">
            <text:p>1465127199736</text:p>
          </table:table-cell>
          <table:table-cell office:value-type="float" office:value="1465127201255" calcext:value-type="float">
            <text:p>1465127201255</text:p>
          </table:table-cell>
          <table:table-cell table:formula="of:=[.B817]-[.B816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1351" calcext:value-type="float">
            <text:p>1465127201351</text:p>
          </table:table-cell>
          <table:table-cell table:formula="of:=[.B818]-[.B817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1450" calcext:value-type="float">
            <text:p>1465127201450</text:p>
          </table:table-cell>
          <table:table-cell table:formula="of:=[.B819]-[.B818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1518" calcext:value-type="float">
            <text:p>1465127201518</text:p>
          </table:table-cell>
          <table:table-cell table:formula="of:=[.B820]-[.B819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1612" calcext:value-type="float">
            <text:p>1465127201612</text:p>
          </table:table-cell>
          <table:table-cell table:formula="of:=[.B821]-[.B820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65127200195" calcext:value-type="float">
            <text:p>1465127200195</text:p>
          </table:table-cell>
          <table:table-cell office:value-type="float" office:value="1465127201684" calcext:value-type="float">
            <text:p>1465127201684</text:p>
          </table:table-cell>
          <table:table-cell table:formula="of:=[.B822]-[.B821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1792" calcext:value-type="float">
            <text:p>1465127201792</text:p>
          </table:table-cell>
          <table:table-cell table:formula="of:=[.B823]-[.B822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1890" calcext:value-type="float">
            <text:p>1465127201890</text:p>
          </table:table-cell>
          <table:table-cell table:formula="of:=[.B824]-[.B823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1968" calcext:value-type="float">
            <text:p>1465127201968</text:p>
          </table:table-cell>
          <table:table-cell table:formula="of:=[.B825]-[.B824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65127200552" calcext:value-type="float">
            <text:p>1465127200552</text:p>
          </table:table-cell>
          <table:table-cell office:value-type="float" office:value="1465127202075" calcext:value-type="float">
            <text:p>1465127202075</text:p>
          </table:table-cell>
          <table:table-cell table:formula="of:=[.B826]-[.B825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2139" calcext:value-type="float">
            <text:p>1465127202139</text:p>
          </table:table-cell>
          <table:table-cell table:formula="of:=[.B827]-[.B826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65127200756" calcext:value-type="float">
            <text:p>1465127200756</text:p>
          </table:table-cell>
          <table:table-cell office:value-type="float" office:value="1465127202231" calcext:value-type="float">
            <text:p>1465127202231</text:p>
          </table:table-cell>
          <table:table-cell table:formula="of:=[.B828]-[.B827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2323" calcext:value-type="float">
            <text:p>1465127202323</text:p>
          </table:table-cell>
          <table:table-cell table:formula="of:=[.B829]-[.B828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65127200909" calcext:value-type="float">
            <text:p>1465127200909</text:p>
          </table:table-cell>
          <table:table-cell office:value-type="float" office:value="1465127202382" calcext:value-type="float">
            <text:p>1465127202382</text:p>
          </table:table-cell>
          <table:table-cell table:formula="of:=[.B830]-[.B829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2488" calcext:value-type="float">
            <text:p>1465127202488</text:p>
          </table:table-cell>
          <table:table-cell table:formula="of:=[.B831]-[.B830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2568" calcext:value-type="float">
            <text:p>1465127202568</text:p>
          </table:table-cell>
          <table:table-cell table:formula="of:=[.B832]-[.B831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65127201164" calcext:value-type="float">
            <text:p>1465127201164</text:p>
          </table:table-cell>
          <table:table-cell office:value-type="float" office:value="1465127202676" calcext:value-type="float">
            <text:p>1465127202676</text:p>
          </table:table-cell>
          <table:table-cell table:formula="of:=[.B833]-[.B832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2769" calcext:value-type="float">
            <text:p>1465127202769</text:p>
          </table:table-cell>
          <table:table-cell table:formula="of:=[.B834]-[.B833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2868" calcext:value-type="float">
            <text:p>1465127202868</text:p>
          </table:table-cell>
          <table:table-cell table:formula="of:=[.B835]-[.B834]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2963" calcext:value-type="float">
            <text:p>1465127202963</text:p>
          </table:table-cell>
          <table:table-cell table:formula="of:=[.B836]-[.B835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3070" calcext:value-type="float">
            <text:p>1465127203070</text:p>
          </table:table-cell>
          <table:table-cell table:formula="of:=[.B837]-[.B836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3159" calcext:value-type="float">
            <text:p>1465127203159</text:p>
          </table:table-cell>
          <table:table-cell table:formula="of:=[.B838]-[.B837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3263" calcext:value-type="float">
            <text:p>1465127203263</text:p>
          </table:table-cell>
          <table:table-cell table:formula="of:=[.B839]-[.B838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3364" calcext:value-type="float">
            <text:p>1465127203364</text:p>
          </table:table-cell>
          <table:table-cell table:formula="of:=[.B840]-[.B839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3467" calcext:value-type="float">
            <text:p>1465127203467</text:p>
          </table:table-cell>
          <table:table-cell table:formula="of:=[.B841]-[.B840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3525" calcext:value-type="float">
            <text:p>1465127203525</text:p>
          </table:table-cell>
          <table:table-cell table:formula="of:=[.B842]-[.B841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65127202133" calcext:value-type="float">
            <text:p>1465127202133</text:p>
          </table:table-cell>
          <table:table-cell office:value-type="float" office:value="1465127203626" calcext:value-type="float">
            <text:p>1465127203626</text:p>
          </table:table-cell>
          <table:table-cell table:formula="of:=[.B843]-[.B842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3702" calcext:value-type="float">
            <text:p>1465127203702</text:p>
          </table:table-cell>
          <table:table-cell table:formula="of:=[.B844]-[.B843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65127202286" calcext:value-type="float">
            <text:p>1465127202286</text:p>
          </table:table-cell>
          <table:table-cell office:value-type="float" office:value="1465127203806" calcext:value-type="float">
            <text:p>1465127203806</text:p>
          </table:table-cell>
          <table:table-cell table:formula="of:=[.B845]-[.B844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3871" calcext:value-type="float">
            <text:p>1465127203871</text:p>
          </table:table-cell>
          <table:table-cell table:formula="of:=[.B846]-[.B845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3965" calcext:value-type="float">
            <text:p>1465127203965</text:p>
          </table:table-cell>
          <table:table-cell table:formula="of:=[.B847]-[.B846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4073" calcext:value-type="float">
            <text:p>1465127204073</text:p>
          </table:table-cell>
          <table:table-cell table:formula="of:=[.B848]-[.B847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4132" calcext:value-type="float">
            <text:p>1465127204132</text:p>
          </table:table-cell>
          <table:table-cell table:formula="of:=[.B849]-[.B848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65127202745" calcext:value-type="float">
            <text:p>1465127202745</text:p>
          </table:table-cell>
          <table:table-cell office:value-type="float" office:value="1465127204183" calcext:value-type="float">
            <text:p>1465127204183</text:p>
          </table:table-cell>
          <table:table-cell table:formula="of:=[.B850]-[.B849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65127202796" calcext:value-type="float">
            <text:p>1465127202796</text:p>
          </table:table-cell>
          <table:table-cell office:value-type="float" office:value="1465127204276" calcext:value-type="float">
            <text:p>1465127204276</text:p>
          </table:table-cell>
          <table:table-cell table:formula="of:=[.B851]-[.B850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4371" calcext:value-type="float">
            <text:p>1465127204371</text:p>
          </table:table-cell>
          <table:table-cell table:formula="of:=[.B852]-[.B851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4469" calcext:value-type="float">
            <text:p>1465127204469</text:p>
          </table:table-cell>
          <table:table-cell table:formula="of:=[.B853]-[.B852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65127203051" calcext:value-type="float">
            <text:p>1465127203051</text:p>
          </table:table-cell>
          <table:table-cell office:value-type="float" office:value="1465127204562" calcext:value-type="float">
            <text:p>1465127204562</text:p>
          </table:table-cell>
          <table:table-cell table:formula="of:=[.B854]-[.B853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4667" calcext:value-type="float">
            <text:p>1465127204667</text:p>
          </table:table-cell>
          <table:table-cell table:formula="of:=[.B855]-[.B854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4763" calcext:value-type="float">
            <text:p>1465127204763</text:p>
          </table:table-cell>
          <table:table-cell table:formula="of:=[.B856]-[.B855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4872" calcext:value-type="float">
            <text:p>1465127204872</text:p>
          </table:table-cell>
          <table:table-cell table:formula="of:=[.B857]-[.B856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4974" calcext:value-type="float">
            <text:p>1465127204974</text:p>
          </table:table-cell>
          <table:table-cell table:formula="of:=[.B858]-[.B857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5070" calcext:value-type="float">
            <text:p>1465127205070</text:p>
          </table:table-cell>
          <table:table-cell table:formula="of:=[.B859]-[.B858]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5129" calcext:value-type="float">
            <text:p>1465127205129</text:p>
          </table:table-cell>
          <table:table-cell table:formula="of:=[.B860]-[.B859]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65127203714" calcext:value-type="float">
            <text:p>1465127203714</text:p>
          </table:table-cell>
          <table:table-cell office:value-type="float" office:value="1465127205202" calcext:value-type="float">
            <text:p>1465127205202</text:p>
          </table:table-cell>
          <table:table-cell table:formula="of:=[.B861]-[.B860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5282" calcext:value-type="float">
            <text:p>1465127205282</text:p>
          </table:table-cell>
          <table:table-cell table:formula="of:=[.B862]-[.B861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65127203867" calcext:value-type="float">
            <text:p>1465127203867</text:p>
          </table:table-cell>
          <table:table-cell office:value-type="float" office:value="1465127205371" calcext:value-type="float">
            <text:p>1465127205371</text:p>
          </table:table-cell>
          <table:table-cell table:formula="of:=[.B863]-[.B862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5447" calcext:value-type="float">
            <text:p>1465127205447</text:p>
          </table:table-cell>
          <table:table-cell table:formula="of:=[.B864]-[.B863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5551" calcext:value-type="float">
            <text:p>1465127205551</text:p>
          </table:table-cell>
          <table:table-cell table:formula="of:=[.B865]-[.B864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5641" calcext:value-type="float">
            <text:p>1465127205641</text:p>
          </table:table-cell>
          <table:table-cell table:formula="of:=[.B866]-[.B865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65127204224" calcext:value-type="float">
            <text:p>1465127204224</text:p>
          </table:table-cell>
          <table:table-cell office:value-type="float" office:value="1465127205706" calcext:value-type="float">
            <text:p>1465127205706</text:p>
          </table:table-cell>
          <table:table-cell table:formula="of:=[.B867]-[.B866]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5801" calcext:value-type="float">
            <text:p>1465127205801</text:p>
          </table:table-cell>
          <table:table-cell table:formula="of:=[.B868]-[.B867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5854" calcext:value-type="float">
            <text:p>1465127205854</text:p>
          </table:table-cell>
          <table:table-cell table:formula="of:=[.B869]-[.B868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65127204479" calcext:value-type="float">
            <text:p>1465127204479</text:p>
          </table:table-cell>
          <table:table-cell office:value-type="float" office:value="1465127205923" calcext:value-type="float">
            <text:p>1465127205923</text:p>
          </table:table-cell>
          <table:table-cell table:formula="of:=[.B870]-[.B869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65127204530" calcext:value-type="float">
            <text:p>1465127204530</text:p>
          </table:table-cell>
          <table:table-cell office:value-type="float" office:value="1465127206027" calcext:value-type="float">
            <text:p>1465127206027</text:p>
          </table:table-cell>
          <table:table-cell table:formula="of:=[.B871]-[.B870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6129" calcext:value-type="float">
            <text:p>1465127206129</text:p>
          </table:table-cell>
          <table:table-cell table:formula="of:=[.B872]-[.B871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6237" calcext:value-type="float">
            <text:p>1465127206237</text:p>
          </table:table-cell>
          <table:table-cell table:formula="of:=[.B873]-[.B872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6328" calcext:value-type="float">
            <text:p>1465127206328</text:p>
          </table:table-cell>
          <table:table-cell table:formula="of:=[.B874]-[.B873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6433" calcext:value-type="float">
            <text:p>1465127206433</text:p>
          </table:table-cell>
          <table:table-cell table:formula="of:=[.B875]-[.B874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6540" calcext:value-type="float">
            <text:p>1465127206540</text:p>
          </table:table-cell>
          <table:table-cell table:formula="of:=[.B876]-[.B875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6634" calcext:value-type="float">
            <text:p>1465127206634</text:p>
          </table:table-cell>
          <table:table-cell table:formula="of:=[.B877]-[.B876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6734" calcext:value-type="float">
            <text:p>1465127206734</text:p>
          </table:table-cell>
          <table:table-cell table:formula="of:=[.B878]-[.B87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6818" calcext:value-type="float">
            <text:p>1465127206818</text:p>
          </table:table-cell>
          <table:table-cell table:formula="of:=[.B879]-[.B878]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6908" calcext:value-type="float">
            <text:p>1465127206908</text:p>
          </table:table-cell>
          <table:table-cell table:formula="of:=[.B880]-[.B879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65127205499" calcext:value-type="float">
            <text:p>1465127205499</text:p>
          </table:table-cell>
          <table:table-cell office:value-type="float" office:value="1465127207010" calcext:value-type="float">
            <text:p>1465127207010</text:p>
          </table:table-cell>
          <table:table-cell table:formula="of:=[.B881]-[.B88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7107" calcext:value-type="float">
            <text:p>1465127207107</text:p>
          </table:table-cell>
          <table:table-cell table:formula="of:=[.B882]-[.B881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7205" calcext:value-type="float">
            <text:p>1465127207205</text:p>
          </table:table-cell>
          <table:table-cell table:formula="of:=[.B883]-[.B882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7294" calcext:value-type="float">
            <text:p>1465127207294</text:p>
          </table:table-cell>
          <table:table-cell table:formula="of:=[.B884]-[.B883]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7403" calcext:value-type="float">
            <text:p>1465127207403</text:p>
          </table:table-cell>
          <table:table-cell table:formula="of:=[.B885]-[.B884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7509" calcext:value-type="float">
            <text:p>1465127207509</text:p>
          </table:table-cell>
          <table:table-cell table:formula="of:=[.B886]-[.B885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7579" calcext:value-type="float">
            <text:p>1465127207579</text:p>
          </table:table-cell>
          <table:table-cell table:formula="of:=[.B887]-[.B886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65127206162" calcext:value-type="float">
            <text:p>1465127206162</text:p>
          </table:table-cell>
          <table:table-cell office:value-type="float" office:value="1465127207672" calcext:value-type="float">
            <text:p>1465127207672</text:p>
          </table:table-cell>
          <table:table-cell table:formula="of:=[.B888]-[.B887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7727" calcext:value-type="float">
            <text:p>1465127207727</text:p>
          </table:table-cell>
          <table:table-cell table:formula="of:=[.B889]-[.B888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65127206315" calcext:value-type="float">
            <text:p>1465127206315</text:p>
          </table:table-cell>
          <table:table-cell office:value-type="float" office:value="1465127207782" calcext:value-type="float">
            <text:p>1465127207782</text:p>
          </table:table-cell>
          <table:table-cell table:formula="of:=[.B890]-[.B889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65127206366" calcext:value-type="float">
            <text:p>1465127206366</text:p>
          </table:table-cell>
          <table:table-cell office:value-type="float" office:value="1465127207854" calcext:value-type="float">
            <text:p>1465127207854</text:p>
          </table:table-cell>
          <table:table-cell table:formula="of:=[.B891]-[.B890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7927" calcext:value-type="float">
            <text:p>1465127207927</text:p>
          </table:table-cell>
          <table:table-cell table:formula="of:=[.B892]-[.B891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65127206519" calcext:value-type="float">
            <text:p>1465127206519</text:p>
          </table:table-cell>
          <table:table-cell office:value-type="float" office:value="1465127208021" calcext:value-type="float">
            <text:p>1465127208021</text:p>
          </table:table-cell>
          <table:table-cell table:formula="of:=[.B893]-[.B892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8091" calcext:value-type="float">
            <text:p>1465127208091</text:p>
          </table:table-cell>
          <table:table-cell table:formula="of:=[.B894]-[.B893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8192" calcext:value-type="float">
            <text:p>1465127208192</text:p>
          </table:table-cell>
          <table:table-cell table:formula="of:=[.B895]-[.B89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8244" calcext:value-type="float">
            <text:p>1465127208244</text:p>
          </table:table-cell>
          <table:table-cell table:formula="of:=[.B896]-[.B895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65127206876" calcext:value-type="float">
            <text:p>1465127206876</text:p>
          </table:table-cell>
          <table:table-cell office:value-type="float" office:value="1465127208334" calcext:value-type="float">
            <text:p>1465127208334</text:p>
          </table:table-cell>
          <table:table-cell table:formula="of:=[.B897]-[.B896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65127206927" calcext:value-type="float">
            <text:p>1465127206927</text:p>
          </table:table-cell>
          <table:table-cell office:value-type="float" office:value="1465127208432" calcext:value-type="float">
            <text:p>1465127208432</text:p>
          </table:table-cell>
          <table:table-cell table:formula="of:=[.B898]-[.B897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8514" calcext:value-type="float">
            <text:p>1465127208514</text:p>
          </table:table-cell>
          <table:table-cell table:formula="of:=[.B899]-[.B898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8569" calcext:value-type="float">
            <text:p>1465127208569</text:p>
          </table:table-cell>
          <table:table-cell table:formula="of:=[.B900]-[.B899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65127207182" calcext:value-type="float">
            <text:p>1465127207182</text:p>
          </table:table-cell>
          <table:table-cell office:value-type="float" office:value="1465127208660" calcext:value-type="float">
            <text:p>1465127208660</text:p>
          </table:table-cell>
          <table:table-cell table:formula="of:=[.B901]-[.B900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8769" calcext:value-type="float">
            <text:p>1465127208769</text:p>
          </table:table-cell>
          <table:table-cell table:formula="of:=[.B902]-[.B901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8860" calcext:value-type="float">
            <text:p>1465127208860</text:p>
          </table:table-cell>
          <table:table-cell table:formula="of:=[.B903]-[.B90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8915" calcext:value-type="float">
            <text:p>1465127208915</text:p>
          </table:table-cell>
          <table:table-cell table:formula="of:=[.B904]-[.B903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65127207539" calcext:value-type="float">
            <text:p>1465127207539</text:p>
          </table:table-cell>
          <table:table-cell office:value-type="float" office:value="1465127209022" calcext:value-type="float">
            <text:p>1465127209022</text:p>
          </table:table-cell>
          <table:table-cell table:formula="of:=[.B905]-[.B904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9129" calcext:value-type="float">
            <text:p>1465127209129</text:p>
          </table:table-cell>
          <table:table-cell table:formula="of:=[.B906]-[.B905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9215" calcext:value-type="float">
            <text:p>1465127209215</text:p>
          </table:table-cell>
          <table:table-cell table:formula="of:=[.B907]-[.B906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9284" calcext:value-type="float">
            <text:p>1465127209284</text:p>
          </table:table-cell>
          <table:table-cell table:formula="of:=[.B908]-[.B907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65127207896" calcext:value-type="float">
            <text:p>1465127207896</text:p>
          </table:table-cell>
          <table:table-cell office:value-type="float" office:value="1465127209340" calcext:value-type="float">
            <text:p>1465127209340</text:p>
          </table:table-cell>
          <table:table-cell table:formula="of:=[.B909]-[.B90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65127207947" calcext:value-type="float">
            <text:p>1465127207947</text:p>
          </table:table-cell>
          <table:table-cell office:value-type="float" office:value="1465127209411" calcext:value-type="float">
            <text:p>1465127209411</text:p>
          </table:table-cell>
          <table:table-cell table:formula="of:=[.B910]-[.B909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65127207998" calcext:value-type="float">
            <text:p>1465127207998</text:p>
          </table:table-cell>
          <table:table-cell office:value-type="float" office:value="1465127209506" calcext:value-type="float">
            <text:p>1465127209506</text:p>
          </table:table-cell>
          <table:table-cell table:formula="of:=[.B911]-[.B910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9603" calcext:value-type="float">
            <text:p>1465127209603</text:p>
          </table:table-cell>
          <table:table-cell table:formula="of:=[.B912]-[.B911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9708" calcext:value-type="float">
            <text:p>1465127209708</text:p>
          </table:table-cell>
          <table:table-cell table:formula="of:=[.B913]-[.B912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9766" calcext:value-type="float">
            <text:p>1465127209766</text:p>
          </table:table-cell>
          <table:table-cell table:formula="of:=[.B914]-[.B913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65127208355" calcext:value-type="float">
            <text:p>1465127208355</text:p>
          </table:table-cell>
          <table:table-cell office:value-type="float" office:value="1465127209860" calcext:value-type="float">
            <text:p>1465127209860</text:p>
          </table:table-cell>
          <table:table-cell table:formula="of:=[.B915]-[.B914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09962" calcext:value-type="float">
            <text:p>1465127209962</text:p>
          </table:table-cell>
          <table:table-cell table:formula="of:=[.B916]-[.B915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0019" calcext:value-type="float">
            <text:p>1465127210019</text:p>
          </table:table-cell>
          <table:table-cell table:formula="of:=[.B917]-[.B916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65127208610" calcext:value-type="float">
            <text:p>1465127208610</text:p>
          </table:table-cell>
          <table:table-cell office:value-type="float" office:value="1465127210117" calcext:value-type="float">
            <text:p>1465127210117</text:p>
          </table:table-cell>
          <table:table-cell table:formula="of:=[.B918]-[.B917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0221" calcext:value-type="float">
            <text:p>1465127210221</text:p>
          </table:table-cell>
          <table:table-cell table:formula="of:=[.B919]-[.B918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0303" calcext:value-type="float">
            <text:p>1465127210303</text:p>
          </table:table-cell>
          <table:table-cell table:formula="of:=[.B920]-[.B919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0394" calcext:value-type="float">
            <text:p>1465127210394</text:p>
          </table:table-cell>
          <table:table-cell table:formula="of:=[.B921]-[.B920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0501" calcext:value-type="float">
            <text:p>1465127210501</text:p>
          </table:table-cell>
          <table:table-cell table:formula="of:=[.B922]-[.B921]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0570" calcext:value-type="float">
            <text:p>1465127210570</text:p>
          </table:table-cell>
          <table:table-cell table:formula="of:=[.B923]-[.B922]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65127209171" calcext:value-type="float">
            <text:p>1465127209171</text:p>
          </table:table-cell>
          <table:table-cell office:value-type="float" office:value="1465127210625" calcext:value-type="float">
            <text:p>1465127210625</text:p>
          </table:table-cell>
          <table:table-cell table:formula="of:=[.B924]-[.B923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65127209222" calcext:value-type="float">
            <text:p>1465127209222</text:p>
          </table:table-cell>
          <table:table-cell office:value-type="float" office:value="1465127210726" calcext:value-type="float">
            <text:p>1465127210726</text:p>
          </table:table-cell>
          <table:table-cell table:formula="of:=[.B925]-[.B924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0821" calcext:value-type="float">
            <text:p>1465127210821</text:p>
          </table:table-cell>
          <table:table-cell table:formula="of:=[.B926]-[.B925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0884" calcext:value-type="float">
            <text:p>1465127210884</text:p>
          </table:table-cell>
          <table:table-cell table:formula="of:=[.B927]-[.B926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65127209477" calcext:value-type="float">
            <text:p>1465127209477</text:p>
          </table:table-cell>
          <table:table-cell office:value-type="float" office:value="1465127210979" calcext:value-type="float">
            <text:p>1465127210979</text:p>
          </table:table-cell>
          <table:table-cell table:formula="of:=[.B928]-[.B927]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1073" calcext:value-type="float">
            <text:p>1465127211073</text:p>
          </table:table-cell>
          <table:table-cell table:formula="of:=[.B929]-[.B928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1156" calcext:value-type="float">
            <text:p>1465127211156</text:p>
          </table:table-cell>
          <table:table-cell table:formula="of:=[.B930]-[.B929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1257" calcext:value-type="float">
            <text:p>1465127211257</text:p>
          </table:table-cell>
          <table:table-cell table:formula="of:=[.B931]-[.B930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1333" calcext:value-type="float">
            <text:p>1465127211333</text:p>
          </table:table-cell>
          <table:table-cell table:formula="of:=[.B932]-[.B931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65127209936" calcext:value-type="float">
            <text:p>1465127209936</text:p>
          </table:table-cell>
          <table:table-cell office:value-type="float" office:value="1465127211411" calcext:value-type="float">
            <text:p>1465127211411</text:p>
          </table:table-cell>
          <table:table-cell table:formula="of:=[.B933]-[.B932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1504" calcext:value-type="float">
            <text:p>1465127211504</text:p>
          </table:table-cell>
          <table:table-cell table:formula="of:=[.B934]-[.B933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65127210089" calcext:value-type="float">
            <text:p>1465127210089</text:p>
          </table:table-cell>
          <table:table-cell office:value-type="float" office:value="1465127211601" calcext:value-type="float">
            <text:p>1465127211601</text:p>
          </table:table-cell>
          <table:table-cell table:formula="of:=[.B935]-[.B934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1673" calcext:value-type="float">
            <text:p>1465127211673</text:p>
          </table:table-cell>
          <table:table-cell table:formula="of:=[.B936]-[.B935]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1778" calcext:value-type="float">
            <text:p>1465127211778</text:p>
          </table:table-cell>
          <table:table-cell table:formula="of:=[.B937]-[.B936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1883" calcext:value-type="float">
            <text:p>1465127211883</text:p>
          </table:table-cell>
          <table:table-cell table:formula="of:=[.B938]-[.B937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1987" calcext:value-type="float">
            <text:p>1465127211987</text:p>
          </table:table-cell>
          <table:table-cell table:formula="of:=[.B939]-[.B938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2063" calcext:value-type="float">
            <text:p>1465127212063</text:p>
          </table:table-cell>
          <table:table-cell table:formula="of:=[.B940]-[.B939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65127210650" calcext:value-type="float">
            <text:p>1465127210650</text:p>
          </table:table-cell>
          <table:table-cell office:value-type="float" office:value="1465127212139" calcext:value-type="float">
            <text:p>1465127212139</text:p>
          </table:table-cell>
          <table:table-cell table:formula="of:=[.B941]-[.B940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2248" calcext:value-type="float">
            <text:p>1465127212248</text:p>
          </table:table-cell>
          <table:table-cell table:formula="of:=[.B942]-[.B941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2327" calcext:value-type="float">
            <text:p>1465127212327</text:p>
          </table:table-cell>
          <table:table-cell table:formula="of:=[.B943]-[.B94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2432" calcext:value-type="float">
            <text:p>1465127212432</text:p>
          </table:table-cell>
          <table:table-cell table:formula="of:=[.B944]-[.B943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2508" calcext:value-type="float">
            <text:p>1465127212508</text:p>
          </table:table-cell>
          <table:table-cell table:formula="of:=[.B945]-[.B944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65127211109" calcext:value-type="float">
            <text:p>1465127211109</text:p>
          </table:table-cell>
          <table:table-cell office:value-type="float" office:value="1465127212613" calcext:value-type="float">
            <text:p>1465127212613</text:p>
          </table:table-cell>
          <table:table-cell table:formula="of:=[.B946]-[.B945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2707" calcext:value-type="float">
            <text:p>1465127212707</text:p>
          </table:table-cell>
          <table:table-cell table:formula="of:=[.B947]-[.B946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2778" calcext:value-type="float">
            <text:p>1465127212778</text:p>
          </table:table-cell>
          <table:table-cell table:formula="of:=[.B948]-[.B947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65127211364" calcext:value-type="float">
            <text:p>1465127211364</text:p>
          </table:table-cell>
          <table:table-cell office:value-type="float" office:value="1465127212880" calcext:value-type="float">
            <text:p>1465127212880</text:p>
          </table:table-cell>
          <table:table-cell table:formula="of:=[.B949]-[.B948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2961" calcext:value-type="float">
            <text:p>1465127212961</text:p>
          </table:table-cell>
          <table:table-cell table:formula="of:=[.B950]-[.B949]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3063" calcext:value-type="float">
            <text:p>1465127213063</text:p>
          </table:table-cell>
          <table:table-cell table:formula="of:=[.B951]-[.B950]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3161" calcext:value-type="float">
            <text:p>1465127213161</text:p>
          </table:table-cell>
          <table:table-cell table:formula="of:=[.B952]-[.B951]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3227" calcext:value-type="float">
            <text:p>1465127213227</text:p>
          </table:table-cell>
          <table:table-cell table:formula="of:=[.B953]-[.B952]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65127211823" calcext:value-type="float">
            <text:p>1465127211823</text:p>
          </table:table-cell>
          <table:table-cell office:value-type="float" office:value="1465127213327" calcext:value-type="float">
            <text:p>1465127213327</text:p>
          </table:table-cell>
          <table:table-cell table:formula="of:=[.B954]-[.B953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3402" calcext:value-type="float">
            <text:p>1465127213402</text:p>
          </table:table-cell>
          <table:table-cell table:formula="of:=[.B955]-[.B954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3510" calcext:value-type="float">
            <text:p>1465127213510</text:p>
          </table:table-cell>
          <table:table-cell table:formula="of:=[.B956]-[.B955]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3573" calcext:value-type="float">
            <text:p>1465127213573</text:p>
          </table:table-cell>
          <table:table-cell table:formula="of:=[.B957]-[.B956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65127212180" calcext:value-type="float">
            <text:p>1465127212180</text:p>
          </table:table-cell>
          <table:table-cell office:value-type="float" office:value="1465127213627" calcext:value-type="float">
            <text:p>1465127213627</text:p>
          </table:table-cell>
          <table:table-cell table:formula="of:=[.B958]-[.B957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65127212231" calcext:value-type="float">
            <text:p>1465127212231</text:p>
          </table:table-cell>
          <table:table-cell office:value-type="float" office:value="1465127213705" calcext:value-type="float">
            <text:p>1465127213705</text:p>
          </table:table-cell>
          <table:table-cell table:formula="of:=[.B959]-[.B958]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3796" calcext:value-type="float">
            <text:p>1465127213796</text:p>
          </table:table-cell>
          <table:table-cell table:formula="of:=[.B960]-[.B959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465127212384" calcext:value-type="float">
            <text:p>1465127212384</text:p>
          </table:table-cell>
          <table:table-cell office:value-type="float" office:value="1465127213893" calcext:value-type="float">
            <text:p>1465127213893</text:p>
          </table:table-cell>
          <table:table-cell table:formula="of:=[.B961]-[.B960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3968" calcext:value-type="float">
            <text:p>1465127213968</text:p>
          </table:table-cell>
          <table:table-cell table:formula="of:=[.B962]-[.B961]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4068" calcext:value-type="float">
            <text:p>1465127214068</text:p>
          </table:table-cell>
          <table:table-cell table:formula="of:=[.B963]-[.B96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5127214122" calcext:value-type="float">
            <text:p>1465127214122</text:p>
          </table:table-cell>
          <table:table-cell table:formula="of:=[.B964]-[.B963]" office:value-type="float" office:value="54" calcext:value-type="float">
            <text:p>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4:03:28.023050029</dc:date>
    <meta:document-statistic meta:table-count="1" meta:cell-count="289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" chart:maximum="1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692cm" svg:height="20.25cm" xlink:href=".." xlink:type="simple" chart:class="chart:line" chart:style-name="ch1">
        <chart:legend chart:legend-position="end" svg:x="33.84cm" svg:y="9.826cm" style:legend-expansion="high" chart:style-name="ch2"/>
        <chart:plot-area chart:style-name="ch3" table:cell-range-address="Sheet1.C4:Sheet1.C964" svg:x="0.733cm" svg:y="0.405cm" svg:width="32.374cm" svg:height="19.44cm">
          <chartooo:coordinate-region svg:x="1.54cm" svg:y="0.604cm" svg:width="31.567cm" svg:height="18.3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964" chart:class="chart:line">
            <chart:data-point chart:repeated="9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">
                <text:p>108</text:p>
                <draw:g>
                  <svg:desc>Sheet1.C4:Sheet1.C9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